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Ubuntu2" svg:font-family="Ubuntu" style:font-adornments="Bold" style:font-pitch="variable"/>
    <style:font-face style:name="Ubuntu3" svg:font-family="Ubuntu" style:font-adornments="Italic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Footer">
      <style:paragraph-properties fo:text-align="center" style:justify-single-word="false"/>
      <style:text-properties officeooo:rsid="00107d8e" officeooo:paragraph-rsid="00107d8e"/>
    </style:style>
    <style:style style:name="P2" style:family="paragraph" style:parent-style-name="Standard">
      <style:text-properties officeooo:paragraph-rsid="00107d8e"/>
    </style:style>
    <style:style style:name="P3" style:family="paragraph" style:parent-style-name="Table_20_Contents">
      <style:paragraph-properties fo:text-align="end" style:justify-single-word="false"/>
      <style:text-properties style:font-name="Ubuntu" fo:language="zxx" fo:country="none" officeooo:rsid="0005f002" officeooo:paragraph-rsid="00107d8e" style:language-asian="zxx" style:country-asian="none" style:language-complex="zxx" style:country-complex="none"/>
    </style:style>
    <style:style style:name="P4" style:family="paragraph" style:parent-style-name="Table_20_Contents">
      <style:paragraph-properties fo:text-align="start" style:justify-single-word="false"/>
      <style:text-properties style:font-name="Ubuntu" fo:language="zxx" fo:country="none" officeooo:rsid="0005f002" officeooo:paragraph-rsid="00107d8e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end" style:justify-single-word="false"/>
      <style:text-properties style:font-name="Ubuntu" fo:language="zxx" fo:country="none" officeooo:rsid="000c6a0e" officeooo:paragraph-rsid="00107d8e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start" style:justify-single-word="false"/>
      <style:text-properties style:font-name="Ubuntu" fo:language="zxx" fo:country="none" officeooo:rsid="000c6a0e" officeooo:paragraph-rsid="00107d8e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end" style:justify-single-word="false"/>
      <style:text-properties style:font-name="Ubuntu" fo:language="zxx" fo:country="none" officeooo:rsid="00143565" officeooo:paragraph-rsid="00107d8e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start" style:justify-single-word="false"/>
      <style:text-properties style:font-name="Ubuntu" fo:language="zxx" fo:country="none" officeooo:rsid="00143565" officeooo:paragraph-rsid="00107d8e" style:language-asian="zxx" style:country-asian="none" style:language-complex="zxx" style:country-complex="non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Text_20_body">
      <style:text-properties officeooo:rsid="00107d8e" officeooo:paragraph-rsid="00107d8e"/>
    </style:style>
    <style:style style:name="P13" style:family="paragraph" style:parent-style-name="Text_20_body">
      <style:text-properties officeooo:paragraph-rsid="00107d8e"/>
    </style:style>
    <style:style style:name="P14" style:family="paragraph" style:parent-style-name="Text_20_body">
      <style:text-properties officeooo:rsid="0024bc02" officeooo:paragraph-rsid="0024bc02"/>
    </style:style>
    <style:style style:name="P15" style:family="paragraph" style:parent-style-name="Text_20_body">
      <style:text-properties officeooo:rsid="002a9a1c" officeooo:paragraph-rsid="002a9a1c"/>
    </style:style>
    <style:style style:name="P16" style:family="paragraph" style:parent-style-name="Text_20_body">
      <style:text-properties officeooo:rsid="002bd1d7" officeooo:paragraph-rsid="002bd1d7"/>
    </style:style>
    <style:style style:name="P17" style:family="paragraph" style:parent-style-name="Text_20_body">
      <style:text-properties officeooo:rsid="002ed220" officeooo:paragraph-rsid="002ed220"/>
    </style:style>
    <style:style style:name="P18" style:family="paragraph" style:parent-style-name="Text_20_body">
      <style:text-properties officeooo:rsid="0030011f" officeooo:paragraph-rsid="0030011f"/>
    </style:style>
    <style:style style:name="P19" style:family="paragraph" style:parent-style-name="Text_20_body">
      <style:text-properties officeooo:rsid="0034a331" officeooo:paragraph-rsid="0034a331"/>
    </style:style>
    <style:style style:name="P20" style:family="paragraph" style:parent-style-name="Text_20_body">
      <style:text-properties officeooo:rsid="0037132d" officeooo:paragraph-rsid="0037132d"/>
    </style:style>
    <style:style style:name="P21" style:family="paragraph" style:parent-style-name="Text_20_body">
      <style:text-properties officeooo:rsid="003858c1" officeooo:paragraph-rsid="003858c1"/>
    </style:style>
    <style:style style:name="P22" style:family="paragraph" style:parent-style-name="Text_20_body">
      <style:text-properties officeooo:rsid="0039b577" officeooo:paragraph-rsid="0039b577"/>
    </style:style>
    <style:style style:name="P23" style:family="paragraph" style:parent-style-name="Text_20_body">
      <style:text-properties officeooo:rsid="003bcf65" officeooo:paragraph-rsid="003bcf65"/>
    </style:style>
    <style:style style:name="P24" style:family="paragraph" style:parent-style-name="Text_20_body">
      <style:text-properties officeooo:rsid="003fcfc3" officeooo:paragraph-rsid="003fcfc3"/>
    </style:style>
    <style:style style:name="P25" style:family="paragraph" style:parent-style-name="Text_20_body">
      <style:text-properties officeooo:rsid="00415616" officeooo:paragraph-rsid="00415616"/>
    </style:style>
    <style:style style:name="P26" style:family="paragraph" style:parent-style-name="Text_20_body">
      <style:text-properties officeooo:rsid="0042b46c" officeooo:paragraph-rsid="0042b46c"/>
    </style:style>
    <style:style style:name="P27" style:family="paragraph" style:parent-style-name="Text_20_body">
      <style:text-properties officeooo:rsid="0045af8f" officeooo:paragraph-rsid="0045af8f"/>
    </style:style>
    <style:style style:name="P28" style:family="paragraph" style:parent-style-name="Text_20_body">
      <style:text-properties officeooo:rsid="004752c0" officeooo:paragraph-rsid="004752c0"/>
    </style:style>
    <style:style style:name="P29" style:family="paragraph" style:parent-style-name="Text_20_body">
      <style:text-properties officeooo:rsid="004a4632" officeooo:paragraph-rsid="004a4632"/>
    </style:style>
    <style:style style:name="P30" style:family="paragraph" style:parent-style-name="Standard" style:master-page-name="First_20_Page">
      <style:paragraph-properties style:page-number="auto"/>
      <style:text-properties officeooo:paragraph-rsid="00107d8e"/>
    </style:style>
    <style:style style:name="P31" style:family="paragraph" style:parent-style-name="Heading_20_1" style:master-page-name="Standard">
      <style:paragraph-properties style:page-number="1" fo:break-before="page"/>
      <style:text-properties officeooo:rsid="00107d8e" officeooo:paragraph-rsid="00107d8e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2">
      <style:text-properties officeooo:rsid="00107d8e" officeooo:paragraph-rsid="00107d8e"/>
    </style:style>
    <style:style style:name="P34" style:family="paragraph" style:parent-style-name="Heading_20_2">
      <style:text-properties officeooo:paragraph-rsid="0017286e"/>
    </style:style>
    <style:style style:name="P35" style:family="paragraph" style:parent-style-name="Heading_20_4">
      <style:text-properties officeooo:paragraph-rsid="003eb3ba"/>
    </style:style>
    <style:style style:name="P36" style:family="paragraph" style:parent-style-name="List" style:list-style-name="L1">
      <style:paragraph-properties fo:margin-top="0cm" fo:margin-bottom="0cm" style:contextual-spacing="false"/>
      <style:text-properties officeooo:rsid="0027639d" officeooo:paragraph-rsid="0027639d"/>
    </style:style>
    <style:style style:name="P37" style:family="paragraph" style:parent-style-name="Text_20_body" style:list-style-name="L2">
      <style:paragraph-properties fo:margin-top="0cm" fo:margin-bottom="0cm" style:contextual-spacing="false"/>
      <style:text-properties officeooo:rsid="0034a331" officeooo:paragraph-rsid="0034a331"/>
    </style:style>
    <style:style style:name="P38" style:family="paragraph" style:parent-style-name="Text_20_body" style:list-style-name="L3">
      <style:paragraph-properties fo:margin-top="0cm" fo:margin-bottom="0cm" style:contextual-spacing="false"/>
      <style:text-properties officeooo:rsid="003858c1" officeooo:paragraph-rsid="003858c1"/>
    </style:style>
    <style:style style:name="P39" style:family="paragraph" style:parent-style-name="Text_20_body" style:list-style-name="L4">
      <style:paragraph-properties fo:margin-top="0cm" fo:margin-bottom="0cm" style:contextual-spacing="false"/>
      <style:text-properties style:font-name="Ubuntu2" fo:font-size="11pt" fo:font-weight="normal" officeooo:rsid="0039c62c" officeooo:paragraph-rsid="0039c62c"/>
    </style:style>
    <style:style style:name="P40" style:family="paragraph" style:parent-style-name="Text_20_body" style:list-style-name="L4">
      <style:paragraph-properties fo:margin-top="0cm" fo:margin-bottom="0cm" style:contextual-spacing="false"/>
      <style:text-properties officeooo:rsid="0039c62c" officeooo:paragraph-rsid="0039c62c"/>
    </style:style>
    <style:style style:name="P41" style:family="paragraph" style:parent-style-name="Text_20_body" style:list-style-name="L5">
      <style:paragraph-properties fo:margin-top="0cm" fo:margin-bottom="0cm" style:contextual-spacing="false"/>
      <style:text-properties officeooo:rsid="0030011f" officeooo:paragraph-rsid="0030011f"/>
    </style:style>
    <style:style style:name="P42" style:family="paragraph" style:parent-style-name="Text_20_body" style:list-style-name="L6">
      <style:paragraph-properties fo:margin-top="0cm" fo:margin-bottom="0cm" style:contextual-spacing="false"/>
      <style:text-properties officeooo:rsid="002ed220" officeooo:paragraph-rsid="002ed220"/>
    </style:style>
    <style:style style:name="P43" style:family="paragraph" style:parent-style-name="Text_20_body" style:list-style-name="L7">
      <style:paragraph-properties fo:margin-top="0cm" fo:margin-bottom="0cm" style:contextual-spacing="false"/>
      <style:text-properties officeooo:rsid="002a9a1c" officeooo:paragraph-rsid="002a9a1c"/>
    </style:style>
    <style:style style:name="P44" style:family="paragraph" style:parent-style-name="Text_20_body" style:list-style-name="L8">
      <style:paragraph-properties fo:margin-top="0cm" fo:margin-bottom="0cm" style:contextual-spacing="false"/>
      <style:text-properties officeooo:rsid="003fcfc3" officeooo:paragraph-rsid="003fcfc3"/>
    </style:style>
    <style:style style:name="P45" style:family="paragraph" style:parent-style-name="Text_20_body" style:list-style-name="L9">
      <style:paragraph-properties fo:margin-top="0cm" fo:margin-bottom="0cm" style:contextual-spacing="false"/>
      <style:text-properties officeooo:rsid="00415616" officeooo:paragraph-rsid="00415616"/>
    </style:style>
    <style:style style:name="P4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7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48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49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65ae"/>
    </style:style>
    <style:style style:name="T3" style:family="text">
      <style:text-properties officeooo:rsid="001e524c"/>
    </style:style>
    <style:style style:name="T4" style:family="text">
      <style:text-properties officeooo:rsid="0025775f"/>
    </style:style>
    <style:style style:name="T5" style:family="text">
      <style:text-properties style:font-name="Ubuntu2" fo:font-size="11pt" fo:font-weight="normal"/>
    </style:style>
    <style:style style:name="T6" style:family="text">
      <style:text-properties style:font-name="Ubuntu2" fo:font-size="11pt" fo:font-weight="normal" officeooo:rsid="0025775f"/>
    </style:style>
    <style:style style:name="T7" style:family="text">
      <style:text-properties style:font-name="Ubuntu2" fo:font-size="11pt" fo:font-weight="normal" officeooo:rsid="0027833a"/>
    </style:style>
    <style:style style:name="T8" style:family="text">
      <style:text-properties style:font-name="Ubuntu2" fo:font-size="11pt" fo:font-weight="normal" officeooo:rsid="0028a499" style:font-size-asian="12pt" style:font-name-complex="Lohit Devanagari2"/>
    </style:style>
    <style:style style:name="T9" style:family="text">
      <style:text-properties officeooo:rsid="0031ace1"/>
    </style:style>
    <style:style style:name="T10" style:family="text">
      <style:text-properties officeooo:rsid="003cecb2"/>
    </style:style>
    <style:style style:name="T11" style:family="text">
      <style:text-properties officeooo:rsid="004c1dd0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1">Wykonał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Radosław Smoter</text:p>
          </table:table-cell>
        </table:table-row>
        <table:table-row table:style-name="Table1.1">
          <table:table-cell table:style-name="Table1.A1" office:value-type="string">
            <text:p text:style-name="P3"><text:span text:style-name="T1">Grup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14</text:p>
          </table:table-cell>
        </table:table-row>
        <table:table-row table:style-name="Table1.1">
          <table:table-cell table:style-name="Table1.A1" office:value-type="string">
            <text:p text:style-name="P3"><text:span text:style-name="T1">Nr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27</text:p>
          </table:table-cell>
        </table:table-row>
        <table:table-row table:style-name="Table1.1">
          <table:table-cell table:style-name="Table1.A1" office:value-type="string">
            <text:p text:style-name="P5"><text:span text:style-name="T1">Numer</text:span> <text:span text:style-name="T1">zadani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>1</text:p>
          </table:table-cell>
        </table:table-row>
        <table:table-row table:style-name="Table1.1">
          <table:table-cell table:style-name="Table1.A1" office:value-type="string">
            <text:p text:style-name="P7"><text:span text:style-name="T1">Przykład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62</text:p>
          </table:table-cell>
        </table:table-row>
        <table:table-row table:style-name="Table1.1">
          <table:table-cell table:style-name="Table1.A1" office:value-type="string">
            <text:p text:style-name="P3"><text:span text:style-name="T1">Prowadzący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Prof. <text:span text:style-name="T2">d</text:span>r hab. <text:span text:style-name="T2">i</text:span>nż. Volodymyr Samotyy</text:p>
          </table:table-cell>
        </table:table-row>
      </table:table>
      <text:p text:style-name="P2"><draw:frame text:anchor-type="paragraph" draw:z-index="10" draw:name="Shape1" draw:style-name="gr3" draw:text-style-name="P49" svg:width="16.431cm" svg:height="1.879cm" svg:x="0.219cm" svg:y="5.244cm"><draw:text-box><text:p text:style-name="P46"><text:span text:style-name="T14">Politechnika Krakowska</text:span></text:p></draw:text-box></draw:frame><draw:frame text:anchor-type="paragraph" draw:z-index="11" draw:name="Shape2" draw:style-name="gr2" draw:text-style-name="P48" svg:width="16.458cm" svg:height="1.625cm" svg:x="0.219cm" svg:y="7.123cm"><draw:text-box><text:p text:style-name="P46"><text:span text:style-name="T12">Wydział Inżynierii Elektrycznej i Komputerowej</text:span></text:p></draw:text-box></draw:frame><draw:frame text:anchor-type="paragraph" draw:z-index="12" draw:name="Shape3" draw:style-name="gr1" draw:text-style-name="P47" svg:width="16.431cm" svg:height="1.221cm" svg:x="0.245cm" svg:y="8.747cm"><draw:text-box><text:p text:style-name="P46"><text:span text:style-name="T12">Sprawozdanie</text:span><text:span text:style-name="T13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Spis treści</text:p>
          </text:index-title>
          <text:p text:style-name="P9"><text:a xlink:type="simple" xlink:href="#__RefHeading___Toc2654_4068231033" text:style-name="Index_20_Link" text:visited-style-name="Index_20_Link">Polecenie<text:tab/>1</text:a></text:p>
          <text:p text:style-name="P10"><text:a xlink:type="simple" xlink:href="#__RefHeading___Toc3761_4141970799" text:style-name="Index_20_Link" text:visited-style-name="Index_20_Link">Treść<text:tab/>1</text:a></text:p>
          <text:p text:style-name="P10"><text:a xlink:type="simple" xlink:href="#__RefHeading___Toc2656_4068231033" text:style-name="Index_20_Link" text:visited-style-name="Index_20_Link">Warunki sortowania<text:tab/>1</text:a></text:p>
          <text:p text:style-name="P10"><text:a xlink:type="simple" xlink:href="#__RefHeading___Toc3763_4141970799" text:style-name="Index_20_Link" text:visited-style-name="Index_20_Link">Warunki obliczania ,<text:tab/>1</text:a></text:p>
          <text:p text:style-name="P9"><text:a xlink:type="simple" xlink:href="#__RefHeading___Toc2660_4068231033" text:style-name="Index_20_Link" text:visited-style-name="Index_20_Link">Kod programu<text:tab/>2</text:a></text:p>
          <text:p text:style-name="P10"><text:a xlink:type="simple" xlink:href="#__RefHeading___Toc3747_4141970799" text:style-name="Index_20_Link" text:visited-style-name="Index_20_Link">wp_smoter_r_5.c<text:tab/>2</text:a></text:p>
          <text:p text:style-name="P10"><text:a xlink:type="simple" xlink:href="#__RefHeading___Toc3749_4141970799" text:style-name="Index_20_Link" text:visited-style-name="Index_20_Link">addOns.h<text:tab/>2</text:a></text:p>
          <text:p text:style-name="P10"><text:a xlink:type="simple" xlink:href="#__RefHeading___Toc3751_4141970799" text:style-name="Index_20_Link" text:visited-style-name="Index_20_Link">bubbleSort.h<text:tab/>3</text:a></text:p>
          <text:p text:style-name="P10"><text:a xlink:type="simple" xlink:href="#__RefHeading___Toc3753_4141970799" text:style-name="Index_20_Link" text:visited-style-name="Index_20_Link">importMatrix.h<text:tab/>3</text:a></text:p>
          <text:p text:style-name="P10"><text:a xlink:type="simple" xlink:href="#__RefHeading___Toc3755_4141970799" text:style-name="Index_20_Link" text:visited-style-name="Index_20_Link">selectF.h<text:tab/>4</text:a></text:p>
          <text:p text:style-name="P10"><text:a xlink:type="simple" xlink:href="#__RefHeading___Toc3757_4141970799" text:style-name="Index_20_Link" text:visited-style-name="Index_20_Link">product.h<text:tab/>5</text:a></text:p>
          <text:p text:style-name="P10"><text:a xlink:type="simple" xlink:href="#__RefHeading___Toc3759_4141970799" text:style-name="Index_20_Link" text:visited-style-name="Index_20_Link">saveResults.h<text:tab/>5</text:a></text:p>
          <text:p text:style-name="P9"><text:a xlink:type="simple" xlink:href="#__RefHeading___Toc2662_4068231033" text:style-name="Index_20_Link" text:visited-style-name="Index_20_Link">Wyniki<text:tab/>7</text:a></text:p>
          <text:p text:style-name="P9"><text:a xlink:type="simple" xlink:href="#__RefHeading___Toc2664_4068231033" text:style-name="Index_20_Link" text:visited-style-name="Index_20_Link">Opis programu<text:tab/>8</text:a></text:p>
          <text:p text:style-name="P9"><text:a xlink:type="simple" xlink:href="#__RefHeading___Toc2666_4068231033" text:style-name="Index_20_Link" text:visited-style-name="Index_20_Link">Wnioski<text:tab/>9</text:a></text:p>
        </text:index-body>
      </text:table-of-content>
      <text:p text:style-name="P2"/>
      <text:h text:style-name="P31" text:outline-level="1"><text:bookmark-start text:name="__RefHeading___Toc2654_4068231033"/>Poleceni<text:span text:style-name="T3">e</text:span><text:bookmark-end text:name="__RefHeading___Toc2654_4068231033"/></text:h>
      <text:h text:style-name="Heading_20_2" text:outline-level="2"><text:bookmark-start text:name="__RefHeading___Toc3761_4141970799"/>Treść<text:bookmark-end text:name="__RefHeading___Toc3761_4141970799"/></text:h>
      <text:p text:style-name="P13">Napisać kod programu sortowania macierzy <draw:frame draw:style-name="fr1" draw:name="Object1" text:anchor-type="as-char" svg:y="-0.377cm" svg:width="1.787cm" svg:height="0.531cm" draw:z-index="0"><draw:object xlink:href="./Object 1" xlink:type="simple" xlink:show="embed" xlink:actuate="onLoad"/><draw:image xlink:href="./ObjectReplacements/Object 1" xlink:type="simple" xlink:show="embed" xlink:actuate="onLoad"/></draw:frame><text:s/>metodą bąbelkową. Dla posortowanej macierzy obliczyć wartość funkcji <draw:frame draw:style-name="fr1" draw:name="Object2" text:anchor-type="as-char" svg:y="-0.386cm" svg:width="2.006cm" svg:height="0.542cm" draw:z-index="1"><draw:object xlink:href="./Object 2" xlink:type="simple" xlink:show="embed" xlink:actuate="onLoad"/><draw:image xlink:href="./ObjectReplacements/Object 2" xlink:type="simple" xlink:show="embed" xlink:actuate="onLoad"/></draw:frame>. Algorytm sortowania oraz obliczania funkcji <draw:frame draw:style-name="fr1" draw:name="Object3" text:anchor-type="as-char" svg:y="-0.386cm" svg:width="1.363cm" svg:height="0.542cm" draw:z-index="2"><draw:object xlink:href="./Object 3" xlink:type="simple" xlink:show="embed" xlink:actuate="onLoad"/><draw:image xlink:href="./ObjectReplacements/Object 3" xlink:type="simple" xlink:show="embed" xlink:actuate="onLoad"/></draw:frame><text:s text:c="2"/>zapisać w postaaci funkcji. Macierz <draw:frame draw:style-name="fr1" draw:name="Object4" text:anchor-type="as-char" svg:y="-0.377cm" svg:width="1.787cm" svg:height="0.53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odczytać z pliku tekstowego. Wyniki sortowania oraz wartości funkcji <draw:frame draw:style-name="fr1" draw:name="Object5" text:anchor-type="as-char" svg:y="-0.386cm" svg:width="1.363cm" svg:height="0.542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, <draw:frame draw:style-name="fr1" draw:name="Object6" text:anchor-type="as-char" svg:y="-0.386cm" svg:width="2.006cm" svg:height="0.542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/>zapisać do pliku tekstowego. </text:p>
      <text:h text:style-name="P33" text:outline-level="2"><text:bookmark-start text:name="__RefHeading___Toc2656_4068231033"/>Warunki sortowania<text:bookmark-end text:name="__RefHeading___Toc2656_4068231033"/></text:h>
      <text:p text:style-name="P12">Odsortować elementy kolumn od maksymalnego do minimalnego.</text:p>
      <text:h text:style-name="Heading_20_2" text:outline-level="2"><text:bookmark-start text:name="__RefHeading___Toc3763_4141970799"/>Warunki obliczania <draw:frame draw:style-name="fr1" draw:name="Object7" text:anchor-type="as-char" svg:y="-0.386cm" svg:width="1.363cm" svg:height="0.542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, <draw:frame draw:style-name="fr1" draw:name="Object8" text:anchor-type="as-char" svg:y="-0.386cm" svg:width="2.006cm" svg:height="0.542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bookmark-end text:name="__RefHeading___Toc3763_4141970799"/></text:h>
      <text:p text:style-name="P12"><draw:frame draw:style-name="fr1" draw:name="Object9" text:anchor-type="as-char" svg:y="-0.386cm" svg:width="1.363cm" svg:height="0.542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/>- suma elementów każdego wiersza pod diagonalą główną</text:p>
      <text:p text:style-name="P12"><draw:frame draw:style-name="fr1" draw:name="Object10" text:anchor-type="as-char" svg:y="-0.437cm" svg:width="4.135cm" svg:height="0.593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h text:style-name="P32" text:outline-level="1"><text:bookmark-start text:name="__RefHeading___Toc2660_4068231033"/>Kod programu<text:bookmark-end text:name="__RefHeading___Toc2660_4068231033"/></text:h>
      <text:h text:style-name="Heading_20_2" text:outline-level="2"><text:bookmark-start text:name="__RefHeading___Toc3747_4141970799"/>wp_smoter_r_5.c<text:bookmark-end text:name="__RefHeading___Toc3747_4141970799"/></text:h>
      <text:p text:style-name="CodeC"><text:span text:style-name="_5f_OOoComputerSpecial">#</text:span><text:span text:style-name="_5f_OOoComputerKeyWord">include</text:span><text:span text:style-name="_5f_OOoComputerSpecial"> </text:span><text:span text:style-name="_5f_OOoComputerLiteral">"stdio.h"</text:span></text:p>
      <text:p text:style-name="CodeC"><text:span text:style-name="_5f_OOoComputerSpecial"/></text:p>
      <text:p text:style-name="CodeC"><text:span text:style-name="_5f_OOoComputerSpecial">#</text:span><text:span text:style-name="_5f_OOoComputerKeyWord">include</text:span><text:span text:style-name="_5f_OOoComputerSpecial"> </text:span><text:span text:style-name="_5f_OOoComputerLiteral">"addOns.h"</text:span><text:span text:style-name="_5f_OOoComputerSpecial"> </text:span><text:span text:style-name="_5f_OOoComputerComment">// Custom libraries</text:span></text:p>
      <text:p text:style-name="CodeC"><text:span text:style-name="_5f_OOoComputerSpecial"/></text:p>
      <text:p text:style-name="CodeC"><text:span text:style-name="_5f_OOoComputerKeyWord">int</text:span><text:span text:style-name="_5f_OOoComputerSpecial"> </text:span><text:span text:style-name="_5f_OOoComputerIdent">main</text:span><text:span text:style-name="_5f_OOoComputerSpecial">(</text:span><text:span text:style-name="_5f_OOoComputerKeyWord">void</text:span><text:span text:style-name="_5f_OOoComputerSpecial">)</text:span></text:p>
      <text:p text:style-name="CodeC"><text:span text:style-name="_5f_OOoComputerSpecial">{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matrix</text:span><text:span text:style-name="_5f_OOoComputerSpecial">[</text:span><text:span text:style-name="_5f_OOoComputerLiteral">10</text:span><text:span text:style-name="_5f_OOoComputerSpecial">][</text:span><text:span text:style-name="_5f_OOoComputerLiteral">10</text:span><text:span text:style-name="_5f_OOoComputerSpecial">]; </text:span><text:span text:style-name="_5f_OOoComputerComment">// Space for matrix 10x10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/ Import</text:span></text:p>
      <text:p text:style-name="CodeC"><text:span text:style-name="_5f_OOoComputerSpecial"><text:s text:c="2"/></text:span><text:span text:style-name="_5f_OOoComputerKeyWord">extern</text:span><text:span text:style-name="_5f_OOoComputerSpecial"> </text:span><text:span text:style-name="_5f_OOoComputerKeyWord">void</text:span><text:span text:style-name="_5f_OOoComputerSpecial"> </text:span><text:span text:style-name="_5f_OOoComputerIdent">importMatrix</text:span><text:span text:style-name="_5f_OOoComputerSpecial">(</text:span><text:span text:style-name="_5f_OOoComputerKeyWord">double</text:span><text:span text:style-name="_5f_OOoComputerSpecial"> [][</text:span><text:span text:style-name="_5f_OOoComputerLiteral">10</text:span><text:span text:style-name="_5f_OOoComputerSpecial">]);</text:span></text:p>
      <text:p text:style-name="CodeC"><text:span text:style-name="_5f_OOoComputerSpecial"><text:s text:c="2"/></text:span><text:span text:style-name="_5f_OOoComputerIdent">importMatrix</text:span><text:span text:style-name="_5f_OOoComputerSpecial">(</text:span><text:span text:style-name="_5f_OOoComputerIdent">matrix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/ Sorting</text:span></text:p>
      <text:p text:style-name="CodeC"><text:span text:style-name="_5f_OOoComputerSpecial"><text:s text:c="2"/></text:span><text:span text:style-name="_5f_OOoComputerKeyWord">extern</text:span><text:span text:style-name="_5f_OOoComputerSpecial"> </text:span><text:span text:style-name="_5f_OOoComputerKeyWord">void</text:span><text:span text:style-name="_5f_OOoComputerSpecial"> </text:span><text:span text:style-name="_5f_OOoComputerIdent">sortMatrix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[</text:span><text:span text:style-name="_5f_OOoComputerLiteral">10</text:span><text:span text:style-name="_5f_OOoComputerSpecial">]);</text:span></text:p>
      <text:p text:style-name="CodeC"><text:span text:style-name="_5f_OOoComputerSpecial"><text:s text:c="2"/></text:span><text:span text:style-name="_5f_OOoComputerIdent">sortMatrix</text:span><text:span text:style-name="_5f_OOoComputerSpecial">(</text:span><text:span text:style-name="_5f_OOoComputerIdent">matrix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/ Get cols below main diagonal, populate rest with zeros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diagonalMatrix</text:span><text:span text:style-name="_5f_OOoComputerSpecial">[</text:span><text:span text:style-name="_5f_OOoComputerLiteral">10</text:span><text:span text:style-name="_5f_OOoComputerSpecial">][</text:span><text:span text:style-name="_5f_OOoComputerLiteral">10</text:span><text:span text:style-name="_5f_OOoComputerSpecial">]; </text:span><text:span text:style-name="_5f_OOoComputerComment">// Cols below diagonal matrix</text:span></text:p>
      <text:p text:style-name="CodeC"><text:span text:style-name="_5f_OOoComputerSpecial"><text:s text:c="2"/></text:span><text:span text:style-name="_5f_OOoComputerKeyWord">extern</text:span><text:span text:style-name="_5f_OOoComputerSpecial"> </text:span><text:span text:style-name="_5f_OOoComputerKeyWord">void</text:span><text:span text:style-name="_5f_OOoComputerSpecial"> </text:span><text:span text:style-name="_5f_OOoComputerIdent">selectF</text:span><text:span text:style-name="_5f_OOoComputerSpecial">(</text:span><text:span text:style-name="_5f_OOoComputerKeyWord">double</text:span><text:span text:style-name="_5f_OOoComputerSpecial"> [][</text:span><text:span text:style-name="_5f_OOoComputerLiteral">10</text:span><text:span text:style-name="_5f_OOoComputerSpecial">], </text:span><text:span text:style-name="_5f_OOoComputerKeyWord">double</text:span><text:span text:style-name="_5f_OOoComputerSpecial"> [][</text:span><text:span text:style-name="_5f_OOoComputerLiteral">10</text:span><text:span text:style-name="_5f_OOoComputerSpecial">]);</text:span></text:p>
      <text:p text:style-name="CodeC"><text:span text:style-name="_5f_OOoComputerSpecial"><text:s text:c="2"/></text:span><text:span text:style-name="_5f_OOoComputerIdent">selectF</text:span><text:span text:style-name="_5f_OOoComputerSpecial">(</text:span><text:span text:style-name="_5f_OOoComputerIdent">matrix</text:span><text:span text:style-name="_5f_OOoComputerSpecial">, </text:span><text:span text:style-name="_5f_OOoComputerIdent">diagonalMatrix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/ Select the highest value from each diagonal col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max</text:span><text:span text:style-name="_5f_OOoComputerSpecial">[</text:span><text:span text:style-name="_5f_OOoComputerLiteral">10</text:span><text:span text:style-name="_5f_OOoComputerSpecial">];</text:span></text:p>
      <text:p text:style-name="CodeC"><text:span text:style-name="_5f_OOoComputerSpecial"><text:s text:c="2"/></text:span><text:span text:style-name="_5f_OOoComputerKeyWord">extern</text:span><text:span text:style-name="_5f_OOoComputerSpecial"> </text:span><text:span text:style-name="_5f_OOoComputerKeyWord">void</text:span><text:span text:style-name="_5f_OOoComputerSpecial"> </text:span><text:span text:style-name="_5f_OOoComputerIdent">selectHighest</text:span><text:span text:style-name="_5f_OOoComputerSpecial">(</text:span><text:span text:style-name="_5f_OOoComputerKeyWord">double</text:span><text:span text:style-name="_5f_OOoComputerSpecial"> [][</text:span><text:span text:style-name="_5f_OOoComputerLiteral">10</text:span><text:span text:style-name="_5f_OOoComputerSpecial">], </text:span><text:span text:style-name="_5f_OOoComputerKeyWord">double</text:span><text:span text:style-name="_5f_OOoComputerSpecial"> []);</text:span></text:p>
      <text:p text:style-name="CodeC"><text:span text:style-name="_5f_OOoComputerSpecial"><text:s text:c="2"/></text:span><text:span text:style-name="_5f_OOoComputerIdent">selectHighest</text:span><text:span text:style-name="_5f_OOoComputerSpecial">(</text:span><text:span text:style-name="_5f_OOoComputerIdent">diagonalMatrix</text:span><text:span text:style-name="_5f_OOoComputerSpecial">, </text:span><text:span text:style-name="_5f_OOoComputerIdent">max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/ Count product of diagonal cols' max</text:span></text:p>
      <text:p text:style-name="CodeC"><text:span text:style-name="_5f_OOoComputerSpecial"><text:s text:c="2"/></text:span><text:span text:style-name="_5f_OOoComputerKeyWord">extern</text:span><text:span text:style-name="_5f_OOoComputerSpecial"> </text:span><text:span text:style-name="_5f_OOoComputerKeyWord">double</text:span><text:span text:style-name="_5f_OOoComputerSpecial"> </text:span><text:span text:style-name="_5f_OOoComputerIdent">product</text:span><text:span text:style-name="_5f_OOoComputerSpecial">(</text:span><text:span text:style-name="_5f_OOoComputerKeyWord">double</text:span><text:span text:style-name="_5f_OOoComputerSpecial"> []);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productVal</text:span><text:span text:style-name="_5f_OOoComputerSpecial"> = </text:span><text:span text:style-name="_5f_OOoComputerIdent">product</text:span><text:span text:style-name="_5f_OOoComputerSpecial">(</text:span><text:span text:style-name="_5f_OOoComputerIdent">max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/ Save resultst to txt file</text:span></text:p>
      <text:p text:style-name="CodeC"><text:span text:style-name="_5f_OOoComputerSpecial"><text:s text:c="2"/></text:span><text:span text:style-name="_5f_OOoComputerKeyWord">void</text:span><text:span text:style-name="_5f_OOoComputerSpecial"> </text:span><text:span text:style-name="_5f_OOoComputerIdent">saveResults</text:span><text:span text:style-name="_5f_OOoComputerSpecial">(</text:span><text:span text:style-name="_5f_OOoComputerKeyWord">double</text:span><text:span text:style-name="_5f_OOoComputerSpecial"> [][</text:span><text:span text:style-name="_5f_OOoComputerLiteral">10</text:span><text:span text:style-name="_5f_OOoComputerSpecial">], </text:span><text:span text:style-name="_5f_OOoComputerKeyWord">double</text:span><text:span text:style-name="_5f_OOoComputerSpecial"> [], </text:span><text:span text:style-name="_5f_OOoComputerKeyWord">double</text:span><text:span text:style-name="_5f_OOoComputerSpecial"> );</text:span></text:p>
      <text:p text:style-name="CodeC"><text:span text:style-name="_5f_OOoComputerSpecial"><text:s text:c="2"/></text:span><text:span text:style-name="_5f_OOoComputerIdent">saveResults</text:span><text:span text:style-name="_5f_OOoComputerSpecial">(</text:span><text:span text:style-name="_5f_OOoComputerIdent">matrix</text:span><text:span text:style-name="_5f_OOoComputerSpecial">, </text:span><text:span text:style-name="_5f_OOoComputerIdent">max</text:span><text:span text:style-name="_5f_OOoComputerSpecial">, </text:span><text:span text:style-name="_5f_OOoComputerIdent">productVal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0</text:span><text:span text:style-name="_5f_OOoComputerSpecial">;</text:span></text:p>
      <text:p text:style-name="CodeC"><text:span text:style-name="_5f_OOoComputerSpecial">}</text:span></text:p>
      <text:h text:style-name="Heading_20_2" text:outline-level="2">addOns.h</text:h>
      <text:p text:style-name="CodeC"><text:span text:style-name="_5f_OOoComputerComment">/****** IMPORT ALL CUSTOM LIBRARIES ******/</text:span></text:p>
      <text:p text:style-name="CodeC"><text:span text:style-name="_5f_OOoComputerLiteral"/></text:p>
      <text:p text:style-name="CodeC"><text:span text:style-name="_5f_OOoComputerSpecial">#</text:span><text:span text:style-name="_5f_OOoComputerKeyWord">include</text:span><text:span text:style-name="_5f_OOoComputerLiteral"> "bubbleSort.h"</text:span></text:p>
      <text:p text:style-name="CodeC"><text:span text:style-name="_5f_OOoComputerSpecial">#</text:span><text:span text:style-name="_5f_OOoComputerKeyWord">include</text:span><text:span text:style-name="_5f_OOoComputerLiteral"> "importMatrix.h"</text:span></text:p>
      <text:p text:style-name="CodeC"><text:span text:style-name="_5f_OOoComputerSpecial">#</text:span><text:span text:style-name="_5f_OOoComputerKeyWord">include</text:span><text:span text:style-name="_5f_OOoComputerLiteral"> "selectF.h"</text:span></text:p>
      <text:p text:style-name="CodeC"><text:span text:style-name="_5f_OOoComputerSpecial">#</text:span><text:span text:style-name="_5f_OOoComputerKeyWord">include</text:span><text:span text:style-name="_5f_OOoComputerLiteral"> "product.h"</text:span></text:p>
      <text:p text:style-name="CodeC"><text:span text:style-name="_5f_OOoComputerSpecial">#</text:span><text:span text:style-name="_5f_OOoComputerKeyWord">include</text:span><text:span text:style-name="_5f_OOoComputerLiteral"> "saveResults.h"</text:span></text:p>
      <text:h text:style-name="P34" text:outline-level="2"><text:bookmark-start text:name="__RefHeading___Toc3751_4141970799"/>bubbleSort.h<text:bookmark-end text:name="__RefHeading___Toc3751_4141970799"/></text:h>
      <text:p text:style-name="CodeC"><text:span text:style-name="_5f_OOoComputerSpecial">#</text:span><text:span text:style-name="_5f_OOoComputerKeyWord">include</text:span><text:span text:style-name="_5f_OOoComputerSpecial"> </text:span><text:span text:style-name="_5f_OOoComputerLiteral">"stdio.h"</text:span></text:p>
      <text:p text:style-name="CodeC"><text:span text:style-name="_5f_OOoComputerSpecial">#</text:span><text:span text:style-name="_5f_OOoComputerKeyWord">include</text:span><text:span text:style-name="_5f_OOoComputerSpecial"> </text:span><text:span text:style-name="_5f_OOoComputerLiteral">"math.h"</text:span></text:p>
      <text:p text:style-name="CodeC"><text:soft-page-break/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Swap two values</text:span></text:p>
      <text:p text:style-name="CodeC"><text:span text:style-name="_5f_OOoComputerSpecial"><text:s text:c="2"/></text:span><text:span text:style-name="_5f_OOoComputerComment">* Parameters: value1, value2</text:span></text:p>
      <text:p text:style-name="CodeC"><text:span text:style-name="_5f_OOoComputerComment">*/</text:span></text:p>
      <text:p text:style-name="CodeC"><text:span text:style-name="_5f_OOoComputerKeyWord">void</text:span><text:span text:style-name="_5f_OOoComputerSpecial"> </text:span><text:span text:style-name="_5f_OOoComputerIdent">swap</text:span><text:span text:style-name="_5f_OOoComputerSpecial">(</text:span><text:span text:style-name="_5f_OOoComputerKeyWord">double</text:span><text:span text:style-name="_5f_OOoComputerSpecial"> *</text:span><text:span text:style-name="_5f_OOoComputerIdent">a</text:span><text:span text:style-name="_5f_OOoComputerSpecial">, </text:span><text:span text:style-name="_5f_OOoComputerKeyWord">double</text:span><text:span text:style-name="_5f_OOoComputerSpecial"> *</text:span><text:span text:style-name="_5f_OOoComputerIdent">b</text:span><text:span text:style-name="_5f_OOoComputerSpecial">) {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temp</text:span><text:span text:style-name="_5f_OOoComputerSpecial"> = *</text:span><text:span text:style-name="_5f_OOoComputerIdent">a</text:span><text:span text:style-name="_5f_OOoComputerSpecial">;</text:span></text:p>
      <text:p text:style-name="CodeC"><text:span text:style-name="_5f_OOoComputerSpecial"><text:s text:c="2"/>*</text:span><text:span text:style-name="_5f_OOoComputerIdent">a</text:span><text:span text:style-name="_5f_OOoComputerSpecial"> = *</text:span><text:span text:style-name="_5f_OOoComputerIdent">b</text:span><text:span text:style-name="_5f_OOoComputerSpecial">;</text:span></text:p>
      <text:p text:style-name="CodeC"><text:span text:style-name="_5f_OOoComputerSpecial"><text:s text:c="2"/>*</text:span><text:span text:style-name="_5f_OOoComputerIdent">b</text:span><text:span text:style-name="_5f_OOoComputerSpecial"> = </text:span><text:span text:style-name="_5f_OOoComputerIdent">temp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Sort an array of length n, increasingly</text:span></text:p>
      <text:p text:style-name="CodeC"><text:span text:style-name="_5f_OOoComputerSpecial"><text:s text:c="2"/></text:span><text:span text:style-name="_5f_OOoComputerComment">* Parameters: array, array's length</text:span></text:p>
      <text:p text:style-name="CodeC"><text:span text:style-name="_5f_OOoComputerComment">*/</text:span></text:p>
      <text:p text:style-name="CodeC"><text:span text:style-name="_5f_OOoComputerKeyWord">void</text:span><text:span text:style-name="_5f_OOoComputerSpecial"> </text:span><text:span text:style-name="_5f_OOoComputerIdent">bubbleSort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, </text:span><text:span text:style-name="_5f_OOoComputerKeyWord">int</text:span><text:span text:style-name="_5f_OOoComputerSpecial"> </text:span><text:span text:style-name="_5f_OOoComputerIdent">n</text:span><text:span text:style-name="_5f_OOoComputerSpecial">, </text:span><text:span text:style-name="_5f_OOoComputerKeyWord">int</text:span><text:span text:style-name="_5f_OOoComputerSpecial"> </text:span><text:span text:style-name="_5f_OOoComputerIdent">monotonicity</text:span><text:span text:style-name="_5f_OOoComputerSpecial">) {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swapCounter</text:span><text:span text:style-name="_5f_OOoComputerSpecial"> = </text:span><text:span text:style-name="_5f_OOoComputerLiteral">1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/ Do until no more swaps have been encountered</text:span></text:p>
      <text:p text:style-name="CodeC"><text:span text:style-name="_5f_OOoComputerSpecial"><text:s text:c="2"/></text:span><text:span text:style-name="_5f_OOoComputerKeyWord">while</text:span><text:span text:style-name="_5f_OOoComputerSpecial">(</text:span><text:span text:style-name="_5f_OOoComputerIdent">swapCounter</text:span><text:span text:style-name="_5f_OOoComputerSpecial">) {</text:span></text:p>
      <text:p text:style-name="CodeC"><text:span text:style-name="_5f_OOoComputerSpecial"><text:s text:c="4"/></text:span><text:span text:style-name="_5f_OOoComputerIdent">swapCounter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</text:span><text:span text:style-name="_5f_OOoComputerSpecial">-</text:span><text:span text:style-name="_5f_OOoComputerLiteral">1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4"/>{</text:span></text:p>
      <text:p text:style-name="CodeC"><text:span text:style-name="_5f_OOoComputerSpecial"><text:s text:c="6"/></text:span><text:span text:style-name="_5f_OOoComputerKeyWord">if</text:span><text:span text:style-name="_5f_OOoComputerSpecial"> (</text:span><text:span text:style-name="_5f_OOoComputerIdent">monotonicity</text:span><text:span text:style-name="_5f_OOoComputerSpecial">) { </text:span><text:span text:style-name="_5f_OOoComputerComment">// Increasing</text:span></text:p>
      <text:p text:style-name="CodeC"><text:span text:style-name="_5f_OOoComputerSpecial"><text:s text:c="8"/></text:span><text:span text:style-name="_5f_OOoComputerKeyWord">if</text:span><text:span text:style-name="_5f_OOoComputerSpecial"> (</text:span><text:span text:style-name="_5f_OOoComputerIdent">arr</text:span><text:span text:style-name="_5f_OOoComputerSpecial">[</text:span><text:span text:style-name="_5f_OOoComputerIdent">i</text:span><text:span text:style-name="_5f_OOoComputerSpecial">] &lt; </text:span><text:span text:style-name="_5f_OOoComputerIdent">arr</text:span><text:span text:style-name="_5f_OOoComputerSpecial">[</text:span><text:span text:style-name="_5f_OOoComputerIdent">i</text:span><text:span text:style-name="_5f_OOoComputerSpecial"> + </text:span><text:span text:style-name="_5f_OOoComputerLiteral">1</text:span><text:span text:style-name="_5f_OOoComputerSpecial">]) {</text:span></text:p>
      <text:p text:style-name="CodeC"><text:span text:style-name="_5f_OOoComputerSpecial"><text:s text:c="10"/></text:span><text:span text:style-name="_5f_OOoComputerIdent">swap</text:span><text:span text:style-name="_5f_OOoComputerSpecial">(&amp;</text:span><text:span text:style-name="_5f_OOoComputerIdent">arr</text:span><text:span text:style-name="_5f_OOoComputerSpecial">[</text:span><text:span text:style-name="_5f_OOoComputerIdent">i</text:span><text:span text:style-name="_5f_OOoComputerSpecial">], &amp;</text:span><text:span text:style-name="_5f_OOoComputerIdent">arr</text:span><text:span text:style-name="_5f_OOoComputerSpecial">[</text:span><text:span text:style-name="_5f_OOoComputerIdent">i</text:span><text:span text:style-name="_5f_OOoComputerSpecial"> + </text:span><text:span text:style-name="_5f_OOoComputerLiteral">1</text:span><text:span text:style-name="_5f_OOoComputerSpecial">]);</text:span></text:p>
      <text:p text:style-name="CodeC"><text:span text:style-name="_5f_OOoComputerSpecial"><text:s text:c="10"/></text:span><text:span text:style-name="_5f_OOoComputerIdent">swapCounter</text:span><text:span text:style-name="_5f_OOoComputerSpecial">++;</text:span></text:p>
      <text:p text:style-name="CodeC"><text:span text:style-name="_5f_OOoComputerSpecial"><text:s text:c="8"/>}</text:span></text:p>
      <text:p text:style-name="CodeC"><text:span text:style-name="_5f_OOoComputerSpecial"><text:s text:c="6"/>} </text:span><text:span text:style-name="_5f_OOoComputerKeyWord">else</text:span><text:span text:style-name="_5f_OOoComputerSpecial"> { </text:span><text:span text:style-name="_5f_OOoComputerComment">// Decreasing</text:span></text:p>
      <text:p text:style-name="CodeC"><text:span text:style-name="_5f_OOoComputerSpecial"><text:s text:c="8"/></text:span><text:span text:style-name="_5f_OOoComputerKeyWord">if</text:span><text:span text:style-name="_5f_OOoComputerSpecial"> (</text:span><text:span text:style-name="_5f_OOoComputerIdent">arr</text:span><text:span text:style-name="_5f_OOoComputerSpecial">[</text:span><text:span text:style-name="_5f_OOoComputerIdent">i</text:span><text:span text:style-name="_5f_OOoComputerSpecial">] &gt; </text:span><text:span text:style-name="_5f_OOoComputerIdent">arr</text:span><text:span text:style-name="_5f_OOoComputerSpecial">[</text:span><text:span text:style-name="_5f_OOoComputerIdent">i</text:span><text:span text:style-name="_5f_OOoComputerSpecial"> + </text:span><text:span text:style-name="_5f_OOoComputerLiteral">1</text:span><text:span text:style-name="_5f_OOoComputerSpecial">]) {</text:span></text:p>
      <text:p text:style-name="CodeC"><text:span text:style-name="_5f_OOoComputerSpecial"><text:s text:c="10"/></text:span><text:span text:style-name="_5f_OOoComputerIdent">swap</text:span><text:span text:style-name="_5f_OOoComputerSpecial">(&amp;</text:span><text:span text:style-name="_5f_OOoComputerIdent">arr</text:span><text:span text:style-name="_5f_OOoComputerSpecial">[</text:span><text:span text:style-name="_5f_OOoComputerIdent">i</text:span><text:span text:style-name="_5f_OOoComputerSpecial">], &amp;</text:span><text:span text:style-name="_5f_OOoComputerIdent">arr</text:span><text:span text:style-name="_5f_OOoComputerSpecial">[</text:span><text:span text:style-name="_5f_OOoComputerIdent">i</text:span><text:span text:style-name="_5f_OOoComputerSpecial"> + </text:span><text:span text:style-name="_5f_OOoComputerLiteral">1</text:span><text:span text:style-name="_5f_OOoComputerSpecial">]);</text:span></text:p>
      <text:p text:style-name="CodeC"><text:span text:style-name="_5f_OOoComputerSpecial"><text:s text:c="10"/></text:span><text:span text:style-name="_5f_OOoComputerIdent">swapCounter</text:span><text:span text:style-name="_5f_OOoComputerSpecial">++;</text:span></text:p>
      <text:p text:style-name="CodeC"><text:span text:style-name="_5f_OOoComputerSpecial"><text:s text:c="8"/>}</text:span></text:p>
      <text:p text:style-name="CodeC"><text:span text:style-name="_5f_OOoComputerSpecial"><text:s text:c="6"/>}</text:span></text:p>
      <text:p text:style-name="CodeC"><text:span text:style-name="_5f_OOoComputerSpecial"><text:s text:c="4"/>}</text:span></text:p>
      <text:p text:style-name="CodeC"><text:span text:style-name="_5f_OOoComputerSpecial"><text:s text:c="2"/>}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Sort all rows of a <text:s/>matrix</text:span></text:p>
      <text:p text:style-name="CodeC"><text:span text:style-name="_5f_OOoComputerSpecial"><text:s text:c="2"/></text:span><text:span text:style-name="_5f_OOoComputerComment">* Parameters: 2D array</text:span></text:p>
      <text:p text:style-name="CodeC"><text:span text:style-name="_5f_OOoComputerComment">*/</text:span></text:p>
      <text:p text:style-name="CodeC"><text:span text:style-name="_5f_OOoComputerKeyWord">void</text:span><text:span text:style-name="_5f_OOoComputerSpecial"> </text:span><text:span text:style-name="_5f_OOoComputerIdent">sortMatrix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[</text:span><text:span text:style-name="_5f_OOoComputerLiteral">10</text:span><text:span text:style-name="_5f_OOoComputerSpecial">]) {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4"/></text:span><text:span text:style-name="_5f_OOoComputerIdent">bubbleSort</text:span><text:span text:style-name="_5f_OOoComputerSpecial">(</text:span><text:span text:style-name="_5f_OOoComputerIdent">arr</text:span><text:span text:style-name="_5f_OOoComputerSpecial">[</text:span><text:span text:style-name="_5f_OOoComputerIdent">i</text:span><text:span text:style-name="_5f_OOoComputerSpecial">], </text:span><text:span text:style-name="_5f_OOoComputerLiteral">10</text:span><text:span text:style-name="_5f_OOoComputerSpecial">, </text:span><text:span text:style-name="_5f_OOoComputerLiteral">1</text:span><text:span text:style-name="_5f_OOoComputerSpecial">);</text:span></text:p>
      <text:p text:style-name="CodeC"><text:span text:style-name="_5f_OOoComputerSpecial">}</text:span></text:p>
      <text:h text:style-name="Heading_20_2" text:outline-level="2"><text:bookmark-start text:name="__RefHeading___Toc3753_4141970799"/>importMatrix.h<text:bookmark-end text:name="__RefHeading___Toc3753_4141970799"/></text:h>
      <text:p text:style-name="CodeC"><text:span text:style-name="_5f_OOoComputerSpecial">#</text:span><text:span text:style-name="_5f_OOoComputerKeyWord">include</text:span><text:span text:style-name="_5f_OOoComputerSpecial"> </text:span><text:span text:style-name="_5f_OOoComputerLiteral">"stdio.h"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Import matrix from "matrix.txt" file</text:span></text:p>
      <text:p text:style-name="CodeC"><text:span text:style-name="_5f_OOoComputerSpecial"><text:s text:c="2"/></text:span><text:span text:style-name="_5f_OOoComputerComment">* Parameters: two dimensional array with fixed 2nd dim to 10</text:span></text:p>
      <text:p text:style-name="CodeC"><text:span text:style-name="_5f_OOoComputerComment">*/</text:span></text:p>
      <text:p text:style-name="CodeC"><text:span text:style-name="_5f_OOoComputerKeyWord">void</text:span><text:span text:style-name="_5f_OOoComputerSpecial"> </text:span><text:span text:style-name="_5f_OOoComputerIdent">importMatrix</text:span><text:span text:style-name="_5f_OOoComputerSpecial">(</text:span><text:span text:style-name="_5f_OOoComputerKeyWord">double</text:span><text:span text:style-name="_5f_OOoComputerSpecial"> </text:span><text:span text:style-name="_5f_OOoComputerIdent">matrix</text:span><text:span text:style-name="_5f_OOoComputerSpecial">[][</text:span><text:span text:style-name="_5f_OOoComputerLiteral">10</text:span><text:span text:style-name="_5f_OOoComputerSpecial">])</text:span></text:p>
      <text:p text:style-name="CodeC"><text:soft-page-break/><text:span text:style-name="_5f_OOoComputerSpecial">{</text:span></text:p>
      <text:p text:style-name="CodeC"><text:span text:style-name="_5f_OOoComputerSpecial"><text:s text:c="2"/></text:span><text:span text:style-name="_5f_OOoComputerIdent">FILE</text:span><text:span text:style-name="_5f_OOoComputerSpecial"> *</text:span><text:span text:style-name="_5f_OOoComputerIdent">file</text:span><text:span text:style-name="_5f_OOoComputerSpecial"> = </text:span><text:span text:style-name="_5f_OOoComputerIdent">fopen</text:span><text:span text:style-name="_5f_OOoComputerSpecial">(</text:span><text:span text:style-name="_5f_OOoComputerLiteral">"matrix.txt"</text:span><text:span text:style-name="_5f_OOoComputerSpecial">, </text:span><text:span text:style-name="_5f_OOoComputerLiteral">"r"</text:span><text:span text:style-name="_5f_OOoComputerSpecial">); </text:span><text:span text:style-name="_5f_OOoComputerComment">// Matrix file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fp</text:span><text:span text:style-name="_5f_OOoComputerSpecial">; </text:span><text:span text:style-name="_5f_OOoComputerComment">// Number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isEOF</text:span><text:span text:style-name="_5f_OOoComputerSpecial">; </text:span><text:span text:style-name="_5f_OOoComputerComment">// Is EOF encountered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Comment">// Row counter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Comment">// Column counter</text:span></text:p>
      <text:p text:style-name="CodeC"><text:span text:style-name="_5f_OOoComputerSpecial"><text:s text:c="2"/></text:span><text:span text:style-name="_5f_OOoComputerKeyWord">do</text:span><text:span text:style-name="_5f_OOoComputerSpecial"> {</text:span></text:p>
      <text:p text:style-name="CodeC"><text:span text:style-name="_5f_OOoComputerSpecial"><text:s text:c="4"/></text:span><text:span text:style-name="_5f_OOoComputerIdent">isEOF</text:span><text:span text:style-name="_5f_OOoComputerSpecial"> = </text:span><text:span text:style-name="_5f_OOoComputerIdent">fscanf</text:span><text:span text:style-name="_5f_OOoComputerSpecial">(</text:span><text:span text:style-name="_5f_OOoComputerIdent">file</text:span><text:span text:style-name="_5f_OOoComputerSpecial">, </text:span><text:span text:style-name="_5f_OOoComputerLiteral">"%lf"</text:span><text:span text:style-name="_5f_OOoComputerSpecial">, &amp;</text:span><text:span text:style-name="_5f_OOoComputerIdent">fp</text:span><text:span text:style-name="_5f_OOoComputerSpecial">);</text:span></text:p>
      <text:p text:style-name="CodeC"><text:span text:style-name="_5f_OOoComputerSpecial"><text:s text:c="4"/></text:span></text:p>
      <text:p text:style-name="CodeC"><text:span text:style-name="_5f_OOoComputerSpecial"><text:s text:c="4"/></text:span><text:span text:style-name="_5f_OOoComputerKeyWord">if</text:span><text:span text:style-name="_5f_OOoComputerSpecial"> (</text:span><text:span text:style-name="_5f_OOoComputerIdent">j</text:span><text:span text:style-name="_5f_OOoComputerSpecial"> &gt;= </text:span><text:span text:style-name="_5f_OOoComputerLiteral">10</text:span><text:span text:style-name="_5f_OOoComputerSpecial">) </text:span><text:span text:style-name="_5f_OOoComputerComment">// Go to a new row</text:span></text:p>
      <text:p text:style-name="CodeC"><text:span text:style-name="_5f_OOoComputerSpecial"><text:s text:c="4"/>{</text:span></text:p>
      <text:p text:style-name="CodeC"><text:span text:style-name="_5f_OOoComputerSpecial"><text:s text:c="6"/></text:span><text:span text:style-name="_5f_OOoComputerIdent">j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6"/></text:span><text:span text:style-name="_5f_OOoComputerIdent">i</text:span><text:span text:style-name="_5f_OOoComputerSpecial">++;</text:span></text:p>
      <text:p text:style-name="CodeC"><text:span text:style-name="_5f_OOoComputerSpecial"><text:s text:c="4"/>}</text:span></text:p>
      <text:p text:style-name="CodeC"><text:span text:style-name="_5f_OOoComputerSpecial"><text:s text:c="4"/></text:span><text:span text:style-name="_5f_OOoComputerKeyWord">if</text:span><text:span text:style-name="_5f_OOoComputerSpecial"> (</text:span><text:span text:style-name="_5f_OOoComputerIdent">isEOF</text:span><text:span text:style-name="_5f_OOoComputerSpecial"> != </text:span><text:span text:style-name="_5f_OOoComputerIdent">EOF</text:span><text:span text:style-name="_5f_OOoComputerSpecial">) </text:span><text:span text:style-name="_5f_OOoComputerComment">// Don't assign EOF</text:span></text:p>
      <text:p text:style-name="CodeC"><text:span text:style-name="_5f_OOoComputerSpecial"><text:s text:c="6"/></text:span><text:span text:style-name="_5f_OOoComputerIdent">matrix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 = </text:span><text:span text:style-name="_5f_OOoComputerIdent">fp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Ident">j</text:span><text:span text:style-name="_5f_OOoComputerSpecial">++; </text:span><text:span text:style-name="_5f_OOoComputerComment">// Each new entry</text:span></text:p>
      <text:p text:style-name="CodeC"><text:span text:style-name="_5f_OOoComputerSpecial"><text:s text:c="2"/>} </text:span><text:span text:style-name="_5f_OOoComputerKeyWord">while</text:span><text:span text:style-name="_5f_OOoComputerSpecial"> (</text:span><text:span text:style-name="_5f_OOoComputerIdent">isEOF</text:span><text:span text:style-name="_5f_OOoComputerSpecial"> != </text:span><text:span text:style-name="_5f_OOoComputerIdent">EOF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fclose</text:span><text:span text:style-name="_5f_OOoComputerSpecial">(</text:span><text:span text:style-name="_5f_OOoComputerIdent">file</text:span><text:span text:style-name="_5f_OOoComputerSpecial">);</text:span></text:p>
      <text:p text:style-name="CodeC"><text:span text:style-name="_5f_OOoComputerSpecial">}</text:span></text:p>
      <text:h text:style-name="Heading_20_2" text:outline-level="2"><text:bookmark-start text:name="__RefHeading___Toc3755_4141970799"/>selectF.h<text:bookmark-end text:name="__RefHeading___Toc3755_4141970799"/></text:h>
      <text:p text:style-name="CodeC"><text:span text:style-name="_5f_OOoComputerSpecial">#</text:span><text:span text:style-name="_5f_OOoComputerKeyWord">include</text:span><text:span text:style-name="_5f_OOoComputerSpecial"> </text:span><text:span text:style-name="_5f_OOoComputerLiteral">"math.h"</text:span></text:p>
      <text:p text:style-name="CodeC"><text:span text:style-name="_5f_OOoComputerSpecial"/></text:p>
      <text:p text:style-name="CodeC"><text:span text:style-name="_5f_OOoComputerKeyWord">void</text:span><text:span text:style-name="_5f_OOoComputerSpecial"> </text:span><text:span text:style-name="_5f_OOoComputerIdent">show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[</text:span><text:span text:style-name="_5f_OOoComputerLiteral">10</text:span><text:span text:style-name="_5f_OOoComputerSpecial">]) {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<text:s/>&lt; </text:span><text:span text:style-name="_5f_OOoComputerLiteral">10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 </text:span><text:span text:style-name="_5f_OOoComputerLiteral">10</text:span><text:span text:style-name="_5f_OOoComputerSpecial">; </text:span><text:span text:style-name="_5f_OOoComputerIdent">j</text:span><text:span text:style-name="_5f_OOoComputerSpecial">++)</text:span></text:p>
      <text:p text:style-name="CodeC"><text:span text:style-name="_5f_OOoComputerSpecial"><text:s text:c="6"/></text:span><text:span text:style-name="_5f_OOoComputerIdent">printf</text:span><text:span text:style-name="_5f_OOoComputerSpecial">(</text:span><text:span text:style-name="_5f_OOoComputerLiteral">"%6.f"</text:span><text:span text:style-name="_5f_OOoComputerSpecial">, </text:span><text:span text:style-name="_5f_OOoComputerIdent">arr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);</text:span></text:p>
      <text:p text:style-name="CodeC"><text:span text:style-name="_5f_OOoComputerSpecial"><text:s text:c="4"/></text:span><text:span text:style-name="_5f_OOoComputerIdent">printf</text:span><text:span text:style-name="_5f_OOoComputerSpecial">(</text:span><text:span text:style-name="_5f_OOoComputerLiteral">"\n"</text:span><text:span text:style-name="_5f_OOoComputerSpecial">);</text:span></text:p>
      <text:p text:style-name="CodeC"><text:span text:style-name="_5f_OOoComputerSpecial"><text:s text:c="2"/>}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Select entries from under the main diagonal of arr</text:span></text:p>
      <text:p text:style-name="CodeC"><text:span text:style-name="_5f_OOoComputerSpecial"><text:s text:c="2"/></text:span><text:span text:style-name="_5f_OOoComputerComment">* Parameters: array 2D, array 2D</text:span></text:p>
      <text:p text:style-name="CodeC"><text:span text:style-name="_5f_OOoComputerComment">*/</text:span></text:p>
      <text:p text:style-name="CodeC"><text:span text:style-name="_5f_OOoComputerKeyWord">void</text:span><text:span text:style-name="_5f_OOoComputerSpecial"> </text:span><text:span text:style-name="_5f_OOoComputerIdent">selectF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[</text:span><text:span text:style-name="_5f_OOoComputerLiteral">10</text:span><text:span text:style-name="_5f_OOoComputerSpecial">], </text:span><text:span text:style-name="_5f_OOoComputerKeyWord">double</text:span><text:span text:style-name="_5f_OOoComputerSpecial"> </text:span><text:span text:style-name="_5f_OOoComputerIdent">diagonal</text:span><text:span text:style-name="_5f_OOoComputerSpecial">[][</text:span><text:span text:style-name="_5f_OOoComputerLiteral">10</text:span><text:span text:style-name="_5f_OOoComputerSpecial">]) {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m</text:span><text:span text:style-name="_5f_OOoComputerSpecial"> = </text:span><text:span text:style-name="_5f_OOoComputerLiteral">0</text:span><text:span text:style-name="_5f_OOoComputerSpecial">; </text:span><text:span text:style-name="_5f_OOoComputerComment">// diagonal rows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n</text:span><text:span text:style-name="_5f_OOoComputerSpecial"> = </text:span><text:span text:style-name="_5f_OOoComputerLiteral">0</text:span><text:span text:style-name="_5f_OOoComputerSpecial">; </text:span><text:span text:style-name="_5f_OOoComputerComment">// diagonal cols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 </text:span><text:span text:style-name="_5f_OOoComputerLiteral">10</text:span><text:span text:style-name="_5f_OOoComputerSpecial">; </text:span><text:span text:style-name="_5f_OOoComputerIdent">j</text:span><text:span text:style-name="_5f_OOoComputerSpecial">++) {</text:span></text:p>
      <text:p text:style-name="CodeC"><text:span text:style-name="_5f_OOoComputerSpecial"><text:s text:c="6"/></text:span><text:span text:style-name="_5f_OOoComputerKeyWord">if</text:span><text:span text:style-name="_5f_OOoComputerSpecial"> (</text:span><text:span text:style-name="_5f_OOoComputerIdent">i</text:span><text:span text:style-name="_5f_OOoComputerSpecial"> &gt; </text:span><text:span text:style-name="_5f_OOoComputerIdent">j</text:span><text:span text:style-name="_5f_OOoComputerSpecial">) </text:span><text:span text:style-name="_5f_OOoComputerIdent">diagonal</text:span><text:span text:style-name="_5f_OOoComputerSpecial">[</text:span><text:span text:style-name="_5f_OOoComputerIdent">m</text:span><text:span text:style-name="_5f_OOoComputerSpecial">][</text:span><text:span text:style-name="_5f_OOoComputerIdent">n</text:span><text:span text:style-name="_5f_OOoComputerSpecial">] = </text:span><text:span text:style-name="_5f_OOoComputerIdent">arr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;</text:span></text:p>
      <text:p text:style-name="CodeC"><text:span text:style-name="_5f_OOoComputerSpecial"><text:s text:c="6"/></text:span><text:span text:style-name="_5f_OOoComputerComment">// Populate with nans (avoid trash values)</text:span></text:p>
      <text:p text:style-name="CodeC"><text:span text:style-name="_5f_OOoComputerSpecial"><text:s text:c="6"/></text:span><text:span text:style-name="_5f_OOoComputerKeyWord">else</text:span><text:span text:style-name="_5f_OOoComputerSpecial"> </text:span><text:span text:style-name="_5f_OOoComputerIdent">diagonal</text:span><text:span text:style-name="_5f_OOoComputerSpecial">[</text:span><text:span text:style-name="_5f_OOoComputerIdent">m</text:span><text:span text:style-name="_5f_OOoComputerSpecial">][</text:span><text:span text:style-name="_5f_OOoComputerIdent">n</text:span><text:span text:style-name="_5f_OOoComputerSpecial">] = </text:span><text:span text:style-name="_5f_OOoComputerIdent">NAN</text:span><text:span text:style-name="_5f_OOoComputerSpecial">;</text:span></text:p>
      <text:p text:style-name="CodeC"><text:span text:style-name="_5f_OOoComputerSpecial"><text:s text:c="6"/></text:span><text:span text:style-name="_5f_OOoComputerIdent">n</text:span><text:span text:style-name="_5f_OOoComputerSpecial">++;</text:span></text:p>
      <text:p text:style-name="CodeC"><text:span text:style-name="_5f_OOoComputerSpecial"><text:s text:c="4"/>}</text:span></text:p>
      <text:p text:style-name="CodeC"><text:span text:style-name="_5f_OOoComputerSpecial"><text:s text:c="4"/></text:span><text:span text:style-name="_5f_OOoComputerIdent">m</text:span><text:span text:style-name="_5f_OOoComputerSpecial">++;</text:span></text:p>
      <text:p text:style-name="CodeC"><text:span text:style-name="_5f_OOoComputerSpecial"><text:s text:c="4"/></text:span><text:span text:style-name="_5f_OOoComputerIdent">n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Select single column from a 2D array</text:span></text:p>
      <text:p text:style-name="CodeC"><text:soft-page-break/><text:span text:style-name="_5f_OOoComputerSpecial"><text:s text:c="2"/></text:span><text:span text:style-name="_5f_OOoComputerComment">* Parameters: array 2D, array, col number</text:span></text:p>
      <text:p text:style-name="CodeC"><text:span text:style-name="_5f_OOoComputerComment">*/</text:span></text:p>
      <text:p text:style-name="CodeC"><text:span text:style-name="_5f_OOoComputerKeyWord">void</text:span><text:span text:style-name="_5f_OOoComputerSpecial"> </text:span><text:span text:style-name="_5f_OOoComputerIdent">selectCol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[</text:span><text:span text:style-name="_5f_OOoComputerLiteral">10</text:span><text:span text:style-name="_5f_OOoComputerSpecial">], </text:span><text:span text:style-name="_5f_OOoComputerKeyWord">double</text:span><text:span text:style-name="_5f_OOoComputerSpecial"> </text:span><text:span text:style-name="_5f_OOoComputerIdent">col</text:span><text:span text:style-name="_5f_OOoComputerSpecial">[], </text:span><text:span text:style-name="_5f_OOoComputerKeyWord">int</text:span><text:span text:style-name="_5f_OOoComputerSpecial"> </text:span><text:span text:style-name="_5f_OOoComputerIdent">n</text:span><text:span text:style-name="_5f_OOoComputerSpecial">)</text:span></text:p>
      <text:p text:style-name="CodeC"><text:span text:style-name="_5f_OOoComputerSpecial">{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4"/></text:span><text:span text:style-name="_5f_OOoComputerIdent">col</text:span><text:span text:style-name="_5f_OOoComputerSpecial">[</text:span><text:span text:style-name="_5f_OOoComputerIdent">j</text:span><text:span text:style-name="_5f_OOoComputerSpecial">++] = </text:span><text:span text:style-name="_5f_OOoComputerIdent">arr</text:span><text:span text:style-name="_5f_OOoComputerSpecial">[</text:span><text:span text:style-name="_5f_OOoComputerIdent">i</text:span><text:span text:style-name="_5f_OOoComputerSpecial">][</text:span><text:span text:style-name="_5f_OOoComputerIdent">n</text:span><text:span text:style-name="_5f_OOoComputerSpecial">]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Select the highest values for each column</text:span></text:p>
      <text:p text:style-name="CodeC"><text:span text:style-name="_5f_OOoComputerSpecial"><text:s text:c="2"/></text:span><text:span text:style-name="_5f_OOoComputerComment">* Return these values in array max</text:span></text:p>
      <text:p text:style-name="CodeC"><text:span text:style-name="_5f_OOoComputerSpecial"><text:s text:c="2"/></text:span><text:span text:style-name="_5f_OOoComputerComment">* Parameters: array 2D, array</text:span></text:p>
      <text:p text:style-name="CodeC"><text:span text:style-name="_5f_OOoComputerComment">*/</text:span></text:p>
      <text:p text:style-name="CodeC"><text:span text:style-name="_5f_OOoComputerKeyWord">void</text:span><text:span text:style-name="_5f_OOoComputerSpecial"> </text:span><text:span text:style-name="_5f_OOoComputerIdent">selectHighest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[</text:span><text:span text:style-name="_5f_OOoComputerLiteral">10</text:span><text:span text:style-name="_5f_OOoComputerSpecial">], </text:span><text:span text:style-name="_5f_OOoComputerKeyWord">double</text:span><text:span text:style-name="_5f_OOoComputerSpecial"> </text:span><text:span text:style-name="_5f_OOoComputerIdent">max</text:span><text:span text:style-name="_5f_OOoComputerSpecial">[]) {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col</text:span><text:span text:style-name="_5f_OOoComputerSpecial">[</text:span><text:span text:style-name="_5f_OOoComputerLiteral">10</text:span><text:span text:style-name="_5f_OOoComputerSpecial">]; </text:span><text:span text:style-name="_5f_OOoComputerComment">// Placeholder for each column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4"/></text:span><text:span text:style-name="_5f_OOoComputerIdent">selectCol</text:span><text:span text:style-name="_5f_OOoComputerSpecial">(</text:span><text:span text:style-name="_5f_OOoComputerIdent">arr</text:span><text:span text:style-name="_5f_OOoComputerSpecial">, </text:span><text:span text:style-name="_5f_OOoComputerIdent">col</text:span><text:span text:style-name="_5f_OOoComputerSpecial">, </text:span><text:span text:style-name="_5f_OOoComputerIdent">i</text:span><text:span text:style-name="_5f_OOoComputerSpecial">); </text:span><text:span text:style-name="_5f_OOoComputerComment">// Select a col</text:span></text:p>
      <text:p text:style-name="CodeC"><text:span text:style-name="_5f_OOoComputerSpecial"><text:s text:c="4"/></text:span><text:span text:style-name="_5f_OOoComputerKeyWord">extern</text:span><text:span text:style-name="_5f_OOoComputerSpecial"> </text:span><text:span text:style-name="_5f_OOoComputerKeyWord">void</text:span><text:span text:style-name="_5f_OOoComputerSpecial"> </text:span><text:span text:style-name="_5f_OOoComputerIdent">bubbleSort</text:span><text:span text:style-name="_5f_OOoComputerSpecial">(</text:span><text:span text:style-name="_5f_OOoComputerKeyWord">double</text:span><text:span text:style-name="_5f_OOoComputerSpecial"> [], </text:span><text:span text:style-name="_5f_OOoComputerKeyWord">int</text:span><text:span text:style-name="_5f_OOoComputerSpecial">, </text:span><text:span text:style-name="_5f_OOoComputerKeyWord">int</text:span><text:span text:style-name="_5f_OOoComputerSpecial">);</text:span></text:p>
      <text:p text:style-name="CodeC"><text:span text:style-name="_5f_OOoComputerSpecial"><text:s text:c="4"/></text:span><text:span text:style-name="_5f_OOoComputerIdent">bubbleSort</text:span><text:span text:style-name="_5f_OOoComputerSpecial">(</text:span><text:span text:style-name="_5f_OOoComputerIdent">col</text:span><text:span text:style-name="_5f_OOoComputerSpecial">, </text:span><text:span text:style-name="_5f_OOoComputerLiteral">10</text:span><text:span text:style-name="_5f_OOoComputerSpecial">, </text:span><text:span text:style-name="_5f_OOoComputerLiteral">1</text:span><text:span text:style-name="_5f_OOoComputerSpecial">); </text:span><text:span text:style-name="_5f_OOoComputerComment">// Sort it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4"/></text:span><text:span text:style-name="_5f_OOoComputerKeyWord">while</text:span><text:span text:style-name="_5f_OOoComputerSpecial"> (</text:span><text:span text:style-name="_5f_OOoComputerIdent">isnan</text:span><text:span text:style-name="_5f_OOoComputerSpecial">(</text:span><text:span text:style-name="_5f_OOoComputerIdent">col</text:span><text:span text:style-name="_5f_OOoComputerSpecial">[</text:span><text:span text:style-name="_5f_OOoComputerIdent">j</text:span><text:span text:style-name="_5f_OOoComputerSpecial">])) </text:span><text:span text:style-name="_5f_OOoComputerIdent">j</text:span><text:span text:style-name="_5f_OOoComputerSpecial">++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Ident">max</text:span><text:span text:style-name="_5f_OOoComputerSpecial">[</text:span><text:span text:style-name="_5f_OOoComputerIdent">i</text:span><text:span text:style-name="_5f_OOoComputerSpecial">] = </text:span><text:span text:style-name="_5f_OOoComputerIdent">col</text:span><text:span text:style-name="_5f_OOoComputerSpecial">[</text:span><text:span text:style-name="_5f_OOoComputerIdent">j</text:span><text:span text:style-name="_5f_OOoComputerSpecial">]; </text:span><text:span text:style-name="_5f_OOoComputerComment">// Select the highest values</text:span></text:p>
      <text:p text:style-name="CodeC"><text:span text:style-name="_5f_OOoComputerSpecial"><text:s text:c="4"/></text:span><text:span text:style-name="_5f_OOoComputerKeyWord">if</text:span><text:span text:style-name="_5f_OOoComputerSpecial"> (</text:span><text:span text:style-name="_5f_OOoComputerIdent">j</text:span><text:span text:style-name="_5f_OOoComputerSpecial"> == </text:span><text:span text:style-name="_5f_OOoComputerLiteral">10</text:span><text:span text:style-name="_5f_OOoComputerSpecial">) </text:span><text:span text:style-name="_5f_OOoComputerIdent">max</text:span><text:span text:style-name="_5f_OOoComputerSpecial">[</text:span><text:span text:style-name="_5f_OOoComputerIdent">i</text:span><text:span text:style-name="_5f_OOoComputerSpecial">] = </text:span><text:span text:style-name="_5f_OOoComputerIdent">NAN</text:span><text:span text:style-name="_5f_OOoComputerSpecial">; </text:span><text:span text:style-name="_5f_OOoComputerComment">// Whole column is NAN</text:span></text:p>
      <text:p text:style-name="CodeC"><text:span text:style-name="_5f_OOoComputerSpecial"><text:s text:c="2"/>}</text:span></text:p>
      <text:p text:style-name="CodeC"><text:span text:style-name="_5f_OOoComputerSpecial">}</text:span></text:p>
      <text:h text:style-name="Heading_20_2" text:outline-level="2"><text:bookmark-start text:name="__RefHeading___Toc3757_4141970799"/>product.h<text:bookmark-end text:name="__RefHeading___Toc3757_4141970799"/></text:h>
      <text:p text:style-name="CodeC"><text:span text:style-name="_5f_OOoComputerSpecial">#</text:span><text:span text:style-name="_5f_OOoComputerKeyWord">include</text:span><text:span text:style-name="_5f_OOoComputerSpecial"> </text:span><text:span text:style-name="_5f_OOoComputerLiteral">"math.h"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Return product value of an array</text:span></text:p>
      <text:p text:style-name="CodeC"><text:span text:style-name="_5f_OOoComputerSpecial"><text:s text:c="2"/></text:span><text:span text:style-name="_5f_OOoComputerComment">* Parameters: array</text:span></text:p>
      <text:p text:style-name="CodeC"><text:span text:style-name="_5f_OOoComputerComment">*/</text:span></text:p>
      <text:p text:style-name="CodeC"><text:span text:style-name="_5f_OOoComputerKeyWord">double</text:span><text:span text:style-name="_5f_OOoComputerSpecial"> </text:span><text:span text:style-name="_5f_OOoComputerIdent">product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) {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p</text:span><text:span text:style-name="_5f_OOoComputerSpecial"> = </text:span><text:span text:style-name="_5f_OOoComputerLiteral">1</text:span><text:span text:style-name="_5f_OOoComputerSpecial">; </text:span><text:span text:style-name="_5f_OOoComputerComment">// Product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9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4"/></text:span><text:span text:style-name="_5f_OOoComputerKeyWord">if</text:span><text:span text:style-name="_5f_OOoComputerSpecial">(!</text:span><text:span text:style-name="_5f_OOoComputerIdent">isnan</text:span><text:span text:style-name="_5f_OOoComputerSpecial">(</text:span><text:span text:style-name="_5f_OOoComputerIdent">arr</text:span><text:span text:style-name="_5f_OOoComputerSpecial">[</text:span><text:span text:style-name="_5f_OOoComputerIdent">i</text:span><text:span text:style-name="_5f_OOoComputerSpecial">]))</text:span></text:p>
      <text:p text:style-name="CodeC"><text:span text:style-name="_5f_OOoComputerSpecial"><text:s text:c="6"/></text:span><text:span text:style-name="_5f_OOoComputerIdent">p</text:span><text:span text:style-name="_5f_OOoComputerSpecial"> *= </text:span><text:span text:style-name="_5f_OOoComputerIdent">arr</text:span><text:span text:style-name="_5f_OOoComputerSpecial">[</text:span><text:span text:style-name="_5f_OOoComputerIdent">i</text:span><text:span text:style-name="_5f_OOoComputerSpecial">];</text:span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Ident">p</text:span><text:span text:style-name="_5f_OOoComputerSpecial">;</text:span></text:p>
      <text:p text:style-name="CodeC"><text:span text:style-name="_5f_OOoComputerSpecial">}</text:span></text:p>
      <text:h text:style-name="Heading_20_2" text:outline-level="2"><text:bookmark-start text:name="__RefHeading___Toc3759_4141970799"/>saveResults.h<text:bookmark-end text:name="__RefHeading___Toc3759_4141970799"/></text:h>
      <text:p text:style-name="CodeC"><text:span text:style-name="_5f_OOoComputerSpecial">#</text:span><text:span text:style-name="_5f_OOoComputerKeyWord">include</text:span><text:span text:style-name="_5f_OOoComputerSpecial"> </text:span><text:span text:style-name="_5f_OOoComputerLiteral">"stdio.h"</text:span></text:p>
      <text:p text:style-name="CodeC"><text:span text:style-name="_5f_OOoComputerSpecial">#</text:span><text:span text:style-name="_5f_OOoComputerKeyWord">include</text:span><text:span text:style-name="_5f_OOoComputerSpecial"> </text:span><text:span text:style-name="_5f_OOoComputerLiteral">"time.h"</text:span></text:p>
      <text:p text:style-name="CodeC"><text:span text:style-name="_5f_OOoComputerSpecial">#</text:span><text:span text:style-name="_5f_OOoComputerKeyWord">include</text:span><text:span text:style-name="_5f_OOoComputerSpecial"> </text:span><text:span text:style-name="_5f_OOoComputerLiteral">"string.h"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Create unique name for new file (time in sec + ext)</text:span></text:p>
      <text:p text:style-name="CodeC"><text:span text:style-name="_5f_OOoComputerSpecial"><text:s text:c="2"/></text:span><text:span text:style-name="_5f_OOoComputerComment">* Parameters: array</text:span></text:p>
      <text:p text:style-name="CodeC"><text:span text:style-name="_5f_OOoComputerComment">*/</text:span></text:p>
      <text:p text:style-name="CodeC"><text:span text:style-name="_5f_OOoComputerKeyWord">void</text:span><text:span text:style-name="_5f_OOoComputerSpecial"> </text:span><text:span text:style-name="_5f_OOoComputerIdent">createName</text:span><text:span text:style-name="_5f_OOoComputerSpecial">(</text:span><text:span text:style-name="_5f_OOoComputerKeyWord">char</text:span><text:span text:style-name="_5f_OOoComputerSpecial"> </text:span><text:span text:style-name="_5f_OOoComputerIdent">filename</text:span><text:span text:style-name="_5f_OOoComputerSpecial">[]) {</text:span></text:p>
      <text:p text:style-name="CodeC"><text:span text:style-name="_5f_OOoComputerSpecial"><text:s text:c="2"/></text:span><text:span text:style-name="_5f_OOoComputerComment">// System time</text:span></text:p>
      <text:p text:style-name="CodeC"><text:soft-page-break/><text:span text:style-name="_5f_OOoComputerSpecial"><text:s text:c="2"/></text:span><text:span text:style-name="_5f_OOoComputerIdent">time_t</text:span><text:span text:style-name="_5f_OOoComputerSpecial"> </text:span><text:span text:style-name="_5f_OOoComputerIdent">timer</text:span><text:span text:style-name="_5f_OOoComputerSpecial">;</text:span></text:p>
      <text:p text:style-name="CodeC"><text:span text:style-name="_5f_OOoComputerSpecial"><text:s text:c="2"/></text:span><text:span text:style-name="_5f_OOoComputerIdent">time</text:span><text:span text:style-name="_5f_OOoComputerSpecial">(&amp;</text:span><text:span text:style-name="_5f_OOoComputerIdent">timer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/ Convert time (from timer) to string and save it to filename</text:span></text:p>
      <text:p text:style-name="CodeC"><text:span text:style-name="_5f_OOoComputerSpecial"><text:s text:c="2"/></text:span><text:span text:style-name="_5f_OOoComputerIdent">sprintf</text:span><text:span text:style-name="_5f_OOoComputerSpecial">(</text:span><text:span text:style-name="_5f_OOoComputerIdent">filename</text:span><text:span text:style-name="_5f_OOoComputerSpecial">, </text:span><text:span text:style-name="_5f_OOoComputerLiteral">"%li"</text:span><text:span text:style-name="_5f_OOoComputerSpecial">, </text:span><text:span text:style-name="_5f_OOoComputerIdent">timer</text:span><text:span text:style-name="_5f_OOoComputerSpecial">);</text:span></text:p>
      <text:p text:style-name="CodeC"><text:span text:style-name="_5f_OOoComputerSpecial"><text:s text:c="2"/></text:span><text:span text:style-name="_5f_OOoComputerComment">// Add ext</text:span></text:p>
      <text:p text:style-name="CodeC"><text:span text:style-name="_5f_OOoComputerSpecial"><text:s text:c="2"/></text:span><text:span text:style-name="_5f_OOoComputerIdent">strcat</text:span><text:span text:style-name="_5f_OOoComputerSpecial">(</text:span><text:span text:style-name="_5f_OOoComputerIdent">filename</text:span><text:span text:style-name="_5f_OOoComputerSpecial">, </text:span><text:span text:style-name="_5f_OOoComputerLiteral">".txt"</text:span><text:span text:style-name="_5f_OOoComputerSpecial">)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Save results of the task to a txt file</text:span></text:p>
      <text:p text:style-name="CodeC"><text:span text:style-name="_5f_OOoComputerSpecial"><text:s text:c="2"/></text:span><text:span text:style-name="_5f_OOoComputerComment">* Parameters: array 2D, array, product value</text:span></text:p>
      <text:p text:style-name="CodeC"><text:span text:style-name="_5f_OOoComputerComment">*/</text:span></text:p>
      <text:p text:style-name="CodeC"><text:span text:style-name="_5f_OOoComputerKeyWord">void</text:span><text:span text:style-name="_5f_OOoComputerSpecial"> </text:span><text:span text:style-name="_5f_OOoComputerIdent">saveResults</text:span><text:span text:style-name="_5f_OOoComputerSpecial">(</text:span><text:span text:style-name="_5f_OOoComputerKeyWord">double</text:span><text:span text:style-name="_5f_OOoComputerSpecial"> </text:span><text:span text:style-name="_5f_OOoComputerIdent">matrix</text:span><text:span text:style-name="_5f_OOoComputerSpecial">[][</text:span><text:span text:style-name="_5f_OOoComputerLiteral">10</text:span><text:span text:style-name="_5f_OOoComputerSpecial">], </text:span><text:span text:style-name="_5f_OOoComputerKeyWord">double</text:span><text:span text:style-name="_5f_OOoComputerSpecial"> </text:span><text:span text:style-name="_5f_OOoComputerIdent">max</text:span><text:span text:style-name="_5f_OOoComputerSpecial">[], </text:span><text:span text:style-name="_5f_OOoComputerKeyWord">double</text:span><text:span text:style-name="_5f_OOoComputerSpecial"> </text:span><text:span text:style-name="_5f_OOoComputerIdent">productVal</text:span><text:span text:style-name="_5f_OOoComputerSpecial">) {</text:span></text:p>
      <text:p text:style-name="CodeC"><text:span text:style-name="_5f_OOoComputerSpecial"><text:s text:c="2"/></text:span><text:span text:style-name="_5f_OOoComputerComment">// File name string buffer</text:span></text:p>
      <text:p text:style-name="CodeC"><text:span text:style-name="_5f_OOoComputerSpecial"><text:s text:c="2"/></text:span><text:span text:style-name="_5f_OOoComputerKeyWord">char</text:span><text:span text:style-name="_5f_OOoComputerSpecial"> </text:span><text:span text:style-name="_5f_OOoComputerIdent">filename</text:span><text:span text:style-name="_5f_OOoComputerSpecial">[</text:span><text:span text:style-name="_5f_OOoComputerLiteral">32</text:span><text:span text:style-name="_5f_OOoComputerSpecial">];</text:span></text:p>
      <text:p text:style-name="CodeC"><text:span text:style-name="_5f_OOoComputerSpecial"><text:s text:c="2"/></text:span><text:span text:style-name="_5f_OOoComputerIdent">createName</text:span><text:span text:style-name="_5f_OOoComputerSpecial">(</text:span><text:span text:style-name="_5f_OOoComputerIdent">filename</text:span><text:span text:style-name="_5f_OOoComputerSpecial">);</text:span></text:p>
      <text:p text:style-name="CodeC"><text:span text:style-name="_5f_OOoComputerSpecial"><text:s text:c="2"/></text:span><text:span text:style-name="_5f_OOoComputerComment">// File pointer</text:span></text:p>
      <text:p text:style-name="CodeC"><text:span text:style-name="_5f_OOoComputerSpecial"><text:s text:c="2"/></text:span><text:span text:style-name="_5f_OOoComputerIdent">FILE</text:span><text:span text:style-name="_5f_OOoComputerSpecial"> *</text:span><text:span text:style-name="_5f_OOoComputerIdent">save</text:span><text:span text:style-name="_5f_OOoComputerSpecial"> = </text:span><text:span text:style-name="_5f_OOoComputerIdent">fopen</text:span><text:span text:style-name="_5f_OOoComputerSpecial">(</text:span><text:span text:style-name="_5f_OOoComputerIdent">filename</text:span><text:span text:style-name="_5f_OOoComputerSpecial">, </text:span><text:span text:style-name="_5f_OOoComputerLiteral">"w"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save</text:span><text:span text:style-name="_5f_OOoComputerSpecial"> != </text:span><text:span text:style-name="_5f_OOoComputerIdent">NULL</text:span><text:span text:style-name="_5f_OOoComputerSpecial">) {</text:span></text:p>
      <text:p text:style-name="CodeC"><text:span text:style-name="_5f_OOoComputerSpecial"><text:s text:c="4"/></text:span><text:span text:style-name="_5f_OOoComputerComment">// Sorted matrix entires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ave</text:span><text:span text:style-name="_5f_OOoComputerSpecial">, </text:span><text:span text:style-name="_5f_OOoComputerLiteral">"%s"</text:span><text:span text:style-name="_5f_OOoComputerSpecial">, </text:span><text:span text:style-name="_5f_OOoComputerLiteral">"Sorted matrix:\n"</text:span><text:span text:style-name="_5f_OOoComputerSpecial">);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6"/></text:span><text:span text:style-name="_5f_OOoComputerKeyWord">for</text:span><text:span text:style-name="_5f_OOoComputerSpecial">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 </text:span><text:span text:style-name="_5f_OOoComputerLiteral">10</text:span><text:span text:style-name="_5f_OOoComputerSpecial">; </text:span><text:span text:style-name="_5f_OOoComputerIdent">j</text:span><text:span text:style-name="_5f_OOoComputerSpecial">++)</text:span></text:p>
      <text:p text:style-name="CodeC"><text:span text:style-name="_5f_OOoComputerSpecial"><text:s text:c="8"/></text:span><text:span text:style-name="_5f_OOoComputerIdent">fprintf</text:span><text:span text:style-name="_5f_OOoComputerSpecial">(</text:span><text:span text:style-name="_5f_OOoComputerIdent">save</text:span><text:span text:style-name="_5f_OOoComputerSpecial">, </text:span><text:span text:style-name="_5f_OOoComputerLiteral">"%8.1f"</text:span><text:span text:style-name="_5f_OOoComputerSpecial">, </text:span><text:span text:style-name="_5f_OOoComputerIdent">matrix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);</text:span></text:p>
      <text:p text:style-name="CodeC"><text:span text:style-name="_5f_OOoComputerSpecial"><text:s text:c="6"/></text:span><text:span text:style-name="_5f_OOoComputerIdent">fprintf</text:span><text:span text:style-name="_5f_OOoComputerSpecial">(</text:span><text:span text:style-name="_5f_OOoComputerIdent">save</text:span><text:span text:style-name="_5f_OOoComputerSpecial">, </text:span><text:span text:style-name="_5f_OOoComputerLiteral">"%c"</text:span><text:span text:style-name="_5f_OOoComputerSpecial">, </text:span><text:span text:style-name="_5f_OOoComputerLiteral">'\n'</text:span><text:span text:style-name="_5f_OOoComputerSpecial">);</text:span></text:p>
      <text:p text:style-name="CodeC"><text:span text:style-name="_5f_OOoComputerSpecial"><text:s text:c="4"/>}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Comment">// Entries from under main diagonal, highest values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ave</text:span><text:span text:style-name="_5f_OOoComputerSpecial">, </text:span><text:span text:style-name="_5f_OOoComputerLiteral">"%s"</text:span><text:span text:style-name="_5f_OOoComputerSpecial">, </text:span><text:span text:style-name="_5f_OOoComputerLiteral">"Under main diagonal, col min:\n"</text:span><text:span text:style-name="_5f_OOoComputerSpecial">);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6"/></text:span><text:span text:style-name="_5f_OOoComputerIdent">fprintf</text:span><text:span text:style-name="_5f_OOoComputerSpecial">(</text:span><text:span text:style-name="_5f_OOoComputerIdent">save</text:span><text:span text:style-name="_5f_OOoComputerSpecial">, </text:span><text:span text:style-name="_5f_OOoComputerLiteral">"%8.1f"</text:span><text:span text:style-name="_5f_OOoComputerSpecial">, </text:span><text:span text:style-name="_5f_OOoComputerIdent">max</text:span><text:span text:style-name="_5f_OOoComputerSpecial">[</text:span><text:span text:style-name="_5f_OOoComputerIdent">i</text:span><text:span text:style-name="_5f_OOoComputerSpecial">])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Comment">// Product value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ave</text:span><text:span text:style-name="_5f_OOoComputerSpecial">, </text:span><text:span text:style-name="_5f_OOoComputerLiteral">"%s"</text:span><text:span text:style-name="_5f_OOoComputerSpecial">, </text:span><text:span text:style-name="_5f_OOoComputerLiteral">"\nProduct value:\n"</text:span><text:span text:style-name="_5f_OOoComputerSpecial">);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ave</text:span><text:span text:style-name="_5f_OOoComputerSpecial">, </text:span><text:span text:style-name="_5f_OOoComputerLiteral">"%16.6e"</text:span><text:span text:style-name="_5f_OOoComputerSpecial">, </text:span><text:span text:style-name="_5f_OOoComputerIdent">productVal</text:span><text:span text:style-name="_5f_OOoComputerSpecial">)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fclose</text:span><text:span text:style-name="_5f_OOoComputerSpecial">(</text:span><text:span text:style-name="_5f_OOoComputerIdent">save</text:span><text:span text:style-name="_5f_OOoComputerSpecial">);</text:span></text:p>
      <text:p text:style-name="CodeC"><text:span text:style-name="_5f_OOoComputerSpecial">}</text:span></text:p>
      <text:h text:style-name="P32" text:outline-level="1"><text:bookmark-start text:name="__RefHeading___Toc2662_4068231033"/>Wyniki<text:bookmark-end text:name="__RefHeading___Toc2662_4068231033"/></text:h>
      <text:p text:style-name="CodeC">Sorted matrix:</text:p>
      <text:p text:style-name="CodeC"><text:s text:c="3"/>194.0 <text:s text:c="2"/>187.0 <text:s text:c="2"/>173.0 <text:s text:c="2"/>159.0 <text:s text:c="2"/>158.0 <text:s text:c="2"/>105.0 <text:s text:c="3"/>77.0 <text:s text:c="3"/>73.0 <text:s/>-150.0 <text:s/>-172.0</text:p>
      <text:p text:style-name="CodeC"><text:s text:c="3"/>118.0 <text:s text:c="3"/>41.0 <text:s text:c="3"/>28.0 <text:s text:c="3"/>26.0 <text:s text:c="2"/>-33.0 <text:s text:c="2"/>-39.0 <text:s text:c="2"/>-86.0 <text:s text:c="2"/>-98.0 <text:s/>-104.0 <text:s/>-126.0</text:p>
      <text:p text:style-name="CodeC"><text:s text:c="3"/>128.0 <text:s text:c="3"/>92.0 <text:s text:c="3"/>46.0 <text:s text:c="3"/>11.0 <text:s text:c="2"/>-46.0 <text:s text:c="2"/>-72.0 <text:s/>-110.0 <text:s/>-119.0 <text:s/>-152.0 <text:s/>-197.0</text:p>
      <text:p text:style-name="CodeC"><text:s text:c="3"/>191.0 <text:s text:c="2"/>147.0 <text:s text:c="2"/>105.0 <text:s text:c="2"/>100.0 <text:s text:c="4"/>5.0 <text:s text:c="2"/>-44.0 <text:s text:c="2"/>-90.0 <text:s/>-100.0 <text:s/>-113.0 <text:s/>-169.0</text:p>
      <text:p text:style-name="CodeC"><text:s text:c="3"/>156.0 <text:s text:c="2"/>156.0 <text:s text:c="3"/>86.0 <text:s text:c="3"/>57.0 <text:s text:c="3"/>30.0 <text:s text:c="3"/>16.0 <text:s text:c="2"/>-98.0 <text:s/>-116.0 <text:s/>-155.0 <text:s/>-182.0</text:p>
      <text:p text:style-name="CodeC"><text:s text:c="3"/>189.0 <text:s text:c="2"/>139.0 <text:s text:c="2"/>-78.0 <text:s text:c="2"/>-83.0 <text:s text:c="2"/>-88.0 <text:s/>-117.0 <text:s/>-129.0 <text:s/>-169.0 <text:s/>-184.0 <text:s/>-198.0</text:p>
      <text:p text:style-name="CodeC"><text:s text:c="3"/>113.0 <text:s text:c="3"/>93.0 <text:s text:c="3"/>90.0 <text:s text:c="3"/>70.0 <text:s text:c="3"/>63.0 <text:s text:c="3"/>51.0 <text:s text:c="2"/>-37.0 <text:s text:c="2"/>-58.0 <text:s/>-168.0 <text:s/>-187.0</text:p>
      <text:p text:style-name="CodeC"><text:s text:c="3"/>181.0 <text:s text:c="2"/>144.0 <text:s text:c="2"/>134.0 <text:s text:c="3"/>83.0 <text:s text:c="3"/>58.0 <text:s text:c="3"/>36.0 <text:s text:c="2"/>-19.0 <text:s text:c="2"/>-27.0 <text:s text:c="2"/>-47.0 <text:s/>-171.0</text:p>
      <text:p text:style-name="CodeC"><text:s text:c="3"/>187.0 <text:s text:c="2"/>175.0 <text:s text:c="2"/>150.0 <text:s text:c="3"/>95.0 <text:s text:c="3"/>29.0 <text:s text:c="2"/>-42.0 <text:s text:c="2"/>-47.0 <text:s/>-146.0 <text:s/>-153.0 <text:s/>-172.0</text:p>
      <text:p text:style-name="CodeC"><text:s text:c="3"/>173.0 <text:s text:c="2"/>146.0 <text:s text:c="3"/>87.0 <text:s text:c="3"/>19.0 <text:s text:c="2"/>-15.0 <text:s text:c="2"/>-47.0 <text:s text:c="2"/>-81.0 <text:s/>-164.0 <text:s/>-167.0 <text:s/>-170.0</text:p>
      <text:p text:style-name="CodeC">Under main diagonal, col min:</text:p>
      <text:p text:style-name="CodeC"><text:s text:c="3"/>191.0 <text:s text:c="2"/>175.0 <text:s text:c="2"/>150.0 <text:s text:c="3"/>95.0 <text:s text:c="3"/>63.0 <text:s text:c="3"/>51.0 <text:s text:c="2"/>-19.0 <text:s/>-146.0 <text:s/>-167.0 <text:s text:c="4"/>nan</text:p>
      <text:p text:style-name="CodeC">Product value:</text:p>
      <text:p text:style-name="CodeC"><text:s text:c="3"/>-7.089571e+17</text:p>
      <text:h text:style-name="P32" text:outline-level="1"><text:bookmark-start text:name="__RefHeading___Toc2664_4068231033"/>Opis programu<text:bookmark-end text:name="__RefHeading___Toc2664_4068231033"/></text:h>
      <text:h text:style-name="Heading_20_2" text:outline-level="2">Plik wp_smoter_r_5.c</text:h>
      <text:h text:style-name="Heading_20_3" text:outline-level="3">Funkcja main()</text:h>
      <text:h text:style-name="Heading_20_4" text:outline-level="4">Prototyp:</text:h>
      <text:p text:style-name="CodeC"><text:span text:style-name="_5f_OOoComputerKeyWord">int</text:span> <text:span text:style-name="_5f_OOoComputerIdent">main</text:span><text:span text:style-name="_5f_OOoComputerSpecial">(</text:span><text:span text:style-name="_5f_OOoComputerKeyWord">void</text:span><text:span text:style-name="_5f_OOoComputerSpecial">);</text:span></text:p>
      <text:h text:style-name="Heading_20_4" text:outline-level="4">Parametry:</text:h>
      <text:p text:style-name="P14">Brak</text:p>
      <text:h text:style-name="Heading_20_4" text:outline-level="4">Działanie:</text:h>
      <text:p text:style-name="P14">Wywołuje funkcje o określonym działaniu. Najpierw importuje macierz z pliku tekstowego za pomocą importMatrix() i zapisuje do dwuwymiarowej tablicy matrix[10][10]. Następnie sortuje ją za pomocą sortMatrix(). Wybiera wartości poniżej diagonali głównej matrix i zapisuje do tablicy diagonalMatrix[10][10], zachowując indeksy, a resztę miejsc populując <text:span text:style-name="T7">przez NAN</text:span>. Z diagonalMatrix, funkcją select<text:span text:style-name="T4">Lowest</text:span>(), wybiera <text:span text:style-name="T6">najniższe</text:span> wartości dla danej kolumny, ignorując zera, zapisuje do tablicy max[10]. Oblicza iloczyn wszystkich elementów tablicy m<text:span text:style-name="T4">in</text:span> (ignorując zera) za pomocą funkcji product() i zapisuje do productVal. Pożądane wartości, tj. komórki posortowanej macierzy matrix, <text:span text:style-name="T4">najniższe wartości diagonalMatrix oraz wynik iloczynu zapisuje za pomocą saveResults do pliku tekstowego z rozszerzeniem „.txt”.</text:span></text:p>
      <text:h text:style-name="Heading_20_4" text:outline-level="4">Efekt:</text:h>
      <text:list xml:id="list2559961314" text:style-name="L1">
        <text:list-item>
          <text:p text:style-name="P36">Import macierzy,</text:p>
        </text:list-item>
        <text:list-item>
          <text:p text:style-name="P36">Posortowanie macierzy malejąco względem wierszy i zapis do pliku,</text:p>
        </text:list-item>
        <text:list-item>
          <text:p text:style-name="P36">Wydzielenie z macierzy kolumn pod diagonalą główną</text:p>
        </text:list-item>
        <text:list-item>
          <text:p text:style-name="P36">Z kolumn pod diagonalą główną, wybór <text:span text:style-name="T8">największych</text:span> elementów i zapis do pliku,</text:p>
        </text:list-item>
        <text:list-item>
          <text:p text:style-name="P36">Z powyższych elementów, obliczenie ich iloczynu i zapis do pliku.</text:p>
        </text:list-item>
      </text:list>
      <text:h text:style-name="Heading_20_2" text:outline-level="2">Plik importMatrix.h</text:h>
      <text:h text:style-name="Heading_20_3" text:outline-level="3">Funkcja importMatrix()</text:h>
      <text:h text:style-name="Heading_20_4" text:outline-level="4">Prototyp</text:h>
      <text:p text:style-name="CodeC"><text:span text:style-name="_5f_OOoComputerKeyWord">void</text:span> <text:span text:style-name="_5f_OOoComputerIdent">importMatrix</text:span><text:span text:style-name="_5f_OOoComputerSpecial">(</text:span><text:span text:style-name="_5f_OOoComputerKeyWord">double</text:span> <text:span text:style-name="_5f_OOoComputerSpecial">[][</text:span><text:span text:style-name="_5f_OOoComputerLiteral">10</text:span><text:span text:style-name="_5f_OOoComputerSpecial">]);</text:span></text:p>
      <text:h text:style-name="Heading_20_4" text:outline-level="4">Parametry</text:h>
      <text:list xml:id="list2009225430" text:style-name="L2">
        <text:list-item>
          <text:p text:style-name="P37">Macierz, do której dokonany zostanie zapis</text:p>
        </text:list-item>
      </text:list>
      <text:h text:style-name="Heading_20_4" text:outline-level="4">Działanie</text:h>
      <text:p text:style-name="P19">Określa zmienna: fp – do przechowania każdej wartości liczbowej z pliku; isEOF – do wykrycia znaku końca pliku; i, j – do indeksacji.</text:p>
      <text:p text:style-name="P19">Program iteruje po pliku tekstowym, aż napotka znak EOF. Pobiera wartości, które następnie zapisuje do macierzy z parametru. Przy zapisie pomija jednocześnie znak EOF.</text:p>
      <text:h text:style-name="Heading_20_4" text:outline-level="4"><text:soft-page-break/>Efekt</text:h>
      <text:p text:style-name="P20">Przepisanie określonej macierzy 10x10 z pliku tekstowego do pamięci programu.</text:p>
      <text:h text:style-name="Heading_20_2" text:outline-level="2">Plik bubbleSort.h</text:h>
      <text:h text:style-name="Heading_20_3" text:outline-level="3">Funkcja sortMatrix()</text:h>
      <text:h text:style-name="Heading_20_4" text:outline-level="4">Prototyp</text:h>
      <text:p text:style-name="CodeC"><text:span text:style-name="_5f_OOoComputerKeyWord">void</text:span> <text:span text:style-name="_5f_OOoComputerIdent">sortMatrix</text:span><text:span text:style-name="_5f_OOoComputerSpecial">(</text:span><text:span text:style-name="_5f_OOoComputerKeyWord">double</text:span> <text:span text:style-name="_5f_OOoComputerSpecial">[][</text:span><text:span text:style-name="_5f_OOoComputerLiteral">10</text:span><text:span text:style-name="_5f_OOoComputerSpecial">]);</text:span></text:p>
      <text:h text:style-name="Heading_20_4" text:outline-level="4">Parametry</text:h>
      <text:list xml:id="list336534977" text:style-name="L3">
        <text:list-item>
          <text:p text:style-name="P38">Macierz 2D </text:p>
        </text:list-item>
      </text:list>
      <text:h text:style-name="Heading_20_4" text:outline-level="4">Działanie</text:h>
      <text:p text:style-name="P21">Wywołuje bubbleSort() na każdym wierszu macierzy z parametru.</text:p>
      <text:h text:style-name="Heading_20_4" text:outline-level="4">Efekt</text:h>
      <text:p text:style-name="P21">Posortowanie wszystkich wierszy macierzy malejąco.</text:p>
      <text:h text:style-name="Heading_20_3" text:outline-level="3">Funkcja swap()</text:h>
      <text:h text:style-name="Heading_20_4" text:outline-level="4">Prototyp</text:h>
      <text:p text:style-name="CodeC"><text:span text:style-name="_5f_OOoComputerKeyWord">void</text:span> <text:span text:style-name="_5f_OOoComputerIdent">swap</text:span><text:span text:style-name="_5f_OOoComputerSpecial">(</text:span><text:span text:style-name="_5f_OOoComputerKeyWord">double</text:span> <text:span text:style-name="_5f_OOoComputerSpecial">*,</text:span> <text:span text:style-name="_5f_OOoComputerKeyWord">double</text:span> <text:span text:style-name="_5f_OOoComputerSpecial">*);</text:span></text:p>
      <text:h text:style-name="Heading_20_4" text:outline-level="4">Parametry</text:h>
      <text:list xml:id="list630884463" text:style-name="L4">
        <text:list-item>
          <text:p text:style-name="P39">Wskaźnik do <text:span text:style-name="T10">zmiennej liczbowej</text:span></text:p>
        </text:list-item>
        <text:list-item>
          <text:p text:style-name="P40">Wskaźnik do <text:span text:style-name="T10">zmiennej liczbowej</text:span></text:p>
        </text:list-item>
      </text:list>
      <text:h text:style-name="Heading_20_4" text:outline-level="4">Działanie</text:h>
      <text:p text:style-name="P22">Przechowuje wskaźnik do jednej z liczb. Przypisuje tej liczbie wartość drugiej liczby. Drugiej liczbie przypisuje wartość przechowywaną.</text:p>
      <text:h text:style-name="Heading_20_4" text:outline-level="4">Efekt</text:h>
      <text:p text:style-name="P23">Zamienia wartości dwóch zmiennych.</text:p>
      <text:h text:style-name="Heading_20_3" text:outline-level="3">Funkcja bubbleSort()</text:h>
      <text:h text:style-name="Heading_20_4" text:outline-level="4">Prototyp</text:h>
      <text:p text:style-name="Text_20_body"/>
      <text:h text:style-name="Heading_20_4" text:outline-level="4"><text:soft-page-break/>Parametry</text:h>
      <text:h text:style-name="Heading_20_4" text:outline-level="4">Działanie</text:h>
      <text:h text:style-name="Heading_20_4" text:outline-level="4">Efekt</text:h>
      <text:h text:style-name="Heading_20_2" text:outline-level="2">Plik selectF</text:h>
      <text:h text:style-name="Heading_20_3" text:outline-level="3">Funkcja selectF()</text:h>
      <text:h text:style-name="Heading_20_4" text:outline-level="4">Prototyp</text:h>
      <text:p text:style-name="CodeC"><text:span text:style-name="_5f_OOoComputerKeyWord">void</text:span> <text:span text:style-name="_5f_OOoComputerIdent">selectF</text:span><text:span text:style-name="_5f_OOoComputerSpecial">(</text:span><text:span text:style-name="_5f_OOoComputerKeyWord">double</text:span> <text:span text:style-name="_5f_OOoComputerSpecial">[][</text:span><text:span text:style-name="_5f_OOoComputerLiteral">10</text:span><text:span text:style-name="_5f_OOoComputerSpecial">],</text:span> <text:span text:style-name="_5f_OOoComputerKeyWord">double</text:span> <text:span text:style-name="_5f_OOoComputerSpecial">[][</text:span><text:span text:style-name="_5f_OOoComputerLiteral">10</text:span><text:span text:style-name="_5f_OOoComputerSpecial">]);</text:span></text:p>
      <text:h text:style-name="Heading_20_4" text:outline-level="4">Parametry</text:h>
      <text:list xml:id="list675282151" text:style-name="L5">
        <text:list-item>
          <text:p text:style-name="P41">Tablica 2D</text:p>
        </text:list-item>
        <text:list-item>
          <text:p text:style-name="P41">Tablica, do której dokonany zostanie zapis</text:p>
        </text:list-item>
      </text:list>
      <text:h text:style-name="Heading_20_4" text:outline-level="4">Działanie</text:h>
      <text:p text:style-name="P18">Iteruje po elementach tablicy; Zapisuje elementy, których indeksy wiersza są wyższe od indeksów kolumny. <text:span text:style-name="T9">Resztę populuuje przez NAN.</text:span></text:p>
      <text:h text:style-name="Heading_20_4" text:outline-level="4">Efekt</text:h>
      <text:p text:style-name="P18">Wybiera macierzy znajdujące się pod diagonalą główną.</text:p>
      <text:h text:style-name="Heading_20_3" text:outline-level="3">Funkcja selectCol()</text:h>
      <text:h text:style-name="Heading_20_4" text:outline-level="4">Prototyp</text:h>
      <text:p text:style-name="CodeC"><text:span text:style-name="_5f_OOoComputerKeyWord">void</text:span> <text:span text:style-name="_5f_OOoComputerIdent">selectCol</text:span><text:span text:style-name="_5f_OOoComputerSpecial">(</text:span><text:span text:style-name="_5f_OOoComputerKeyWord">double</text:span> <text:span text:style-name="_5f_OOoComputerSpecial">[][</text:span><text:span text:style-name="_5f_OOoComputerLiteral">10</text:span><text:span text:style-name="_5f_OOoComputerSpecial">],</text:span> <text:span text:style-name="_5f_OOoComputerKeyWord">double</text:span> <text:span text:style-name="_5f_OOoComputerSpecial">[],</text:span> <text:span text:style-name="_5f_OOoComputerKeyWord">int</text:span><text:span text:style-name="_5f_OOoComputerSpecial">);</text:span></text:p>
      <text:h text:style-name="Heading_20_4" text:outline-level="4">Parametry</text:h>
      <text:list xml:id="list1990725917" text:style-name="L6">
        <text:list-item>
          <text:p text:style-name="P42">Tablica 2D</text:p>
        </text:list-item>
        <text:list-item>
          <text:p text:style-name="P42">Tablica, do której dokonany zostanie zapis</text:p>
        </text:list-item>
        <text:list-item>
          <text:p text:style-name="P42">Numer wybrane kolumny</text:p>
        </text:list-item>
      </text:list>
      <text:h text:style-name="Heading_20_4" text:outline-level="4">Działanie</text:h>
      <text:p text:style-name="P17">Iteruje przez kolumny tablicy 2D; zwraca wybraną kolumnę.</text:p>
      <text:h text:style-name="Heading_20_4" text:outline-level="4">Efekt</text:h>
      <text:p text:style-name="P17">Zwraca wybraną kolumnę.</text:p>
      <text:h text:style-name="Heading_20_3" text:outline-level="3">Funkcja selectHighest()</text:h>
      <text:h text:style-name="Heading_20_4" text:outline-level="4">Prototyp:</text:h>
      <text:p text:style-name="CodeC"><text:span text:style-name="_5f_OOoComputerKeyWord">void</text:span> <text:span text:style-name="_5f_OOoComputerIdent">selectHighest</text:span><text:span text:style-name="_5f_OOoComputerSpecial">(</text:span><text:span text:style-name="_5f_OOoComputerKeyWord">double</text:span> <text:span text:style-name="_5f_OOoComputerSpecial">[][</text:span><text:span text:style-name="_5f_OOoComputerLiteral">10</text:span><text:span text:style-name="_5f_OOoComputerSpecial">],</text:span> <text:span text:style-name="_5f_OOoComputerKeyWord">double</text:span> <text:span text:style-name="_5f_OOoComputerSpecial">[]);</text:span></text:p>
      <text:h text:style-name="Heading_20_4" text:outline-level="4">Parametry:</text:h>
      <text:list xml:id="list3834743371" text:style-name="L7">
        <text:list-item>
          <text:p text:style-name="P43">Tablica 2D z macierzą</text:p>
        </text:list-item>
        <text:list-item>
          <text:p text:style-name="P43">Tablica, do której zostaną zapisane wyniki</text:p>
        </text:list-item>
      </text:list>
      <text:h text:style-name="Heading_20_4" text:outline-level="4"><text:soft-page-break/>Działanie:</text:h>
      <text:p text:style-name="P15">Program wybiera poszczególne kolumny macierzy za pomocą selectCol() i zapisuje do tablicy col. Następnie sortuje col malejąco. Sprawdza poszczególne elementy col i pomija wszystko, co nie jest liczbą (NAN). Zapisuje do tablicy max elementy położone najwyżej (z pominięciem NAN). Jeżeli wszystkie elementy kolumny nie są liczbami, zapisuje w to miejsce NAN.</text:p>
      <text:h text:style-name="Heading_20_4" text:outline-level="4">Efekt:</text:h>
      <text:p text:style-name="P16">Wybranie najwyższych elementów z poszczególnych kolumn dostarczonej macierzy 2D; zwrócenie ich w postaci tablicy.</text:p>
      <text:h text:style-name="Heading_20_2" text:outline-level="2">Plik product.h</text:h>
      <text:h text:style-name="Heading_20_3" text:outline-level="3">Funkcja product()</text:h>
      <text:h text:style-name="Heading_20_4" text:outline-level="4">Prototyp</text:h>
      <text:p text:style-name="CodeC"><text:span text:style-name="_5f_OOoComputerKeyWord">double</text:span> <text:span text:style-name="_5f_OOoComputerIdent">product</text:span><text:span text:style-name="_5f_OOoComputerSpecial">(</text:span><text:span text:style-name="_5f_OOoComputerKeyWord">double</text:span> <text:span text:style-name="_5f_OOoComputerSpecial">[]);</text:span></text:p>
      <text:h text:style-name="Heading_20_4" text:outline-level="4">Parametry</text:h>
      <text:list xml:id="list2167938891" text:style-name="L8">
        <text:list-item>
          <text:p text:style-name="P44">Tablica</text:p>
        </text:list-item>
      </text:list>
      <text:h text:style-name="Heading_20_4" text:outline-level="4">Działanie</text:h>
      <text:p text:style-name="P24">Iteruje po elementach tablicy. Mnoży wszystkie elementy niebędące NAN. Zwraca tę wartość.</text:p>
      <text:h text:style-name="Heading_20_4" text:outline-level="4">Efekt</text:h>
      <text:p text:style-name="P24">Iloczyn wszystkich elementów liczbowych z podanej tablicy.</text:p>
      <text:h text:style-name="Heading_20_2" text:outline-level="2">Plik saveResults.h</text:h>
      <text:h text:style-name="Heading_20_3" text:outline-level="3">Funkcja saveResults()</text:h>
      <text:h text:style-name="P35" text:outline-level="4">Prototyp</text:h>
      <text:p text:style-name="CodeC"><text:span text:style-name="_5f_OOoComputerKeyWord">void</text:span> <text:span text:style-name="_5f_OOoComputerIdent">saveResults</text:span><text:span text:style-name="_5f_OOoComputerSpecial">(</text:span><text:span text:style-name="_5f_OOoComputerKeyWord">double</text:span> <text:span text:style-name="_5f_OOoComputerSpecial">[][</text:span><text:span text:style-name="_5f_OOoComputerLiteral">10</text:span><text:span text:style-name="_5f_OOoComputerSpecial">],</text:span> <text:span text:style-name="_5f_OOoComputerKeyWord">double</text:span> <text:span text:style-name="_5f_OOoComputerSpecial">[],</text:span> <text:span text:style-name="_5f_OOoComputerKeyWord">double</text:span><text:span text:style-name="_5f_OOoComputerSpecial">);</text:span></text:p>
      <text:h text:style-name="P35" text:outline-level="4">Parametry</text:h>
      <text:list xml:id="list2134557056" text:style-name="L9">
        <text:list-item>
          <text:p text:style-name="P45">Tablica 2D,</text:p>
        </text:list-item>
        <text:list-item>
          <text:p text:style-name="P45">Tablica,</text:p>
        </text:list-item>
        <text:list-item>
          <text:p text:style-name="P45">Liczba</text:p>
        </text:list-item>
      </text:list>
      <text:h text:style-name="P35" text:outline-level="4">Działanie</text:h>
      <text:p text:style-name="P25"><text:span text:style-name="T5">Tworzy</text:span> plik tekstowy z nazwą określoną przez funkcję createName() w trybie zapisu. Jeżeli plik zostanie poprawnie utworzony, zapisuje w sformatowanej wersji dostarczone parametry, tj. macierz, tablicę oraz liczbę, nadając im odpowiednie nagłówki.</text:p>
      <text:h text:style-name="P35" text:outline-level="4">Efekt</text:h>
      <text:p text:style-name="P25">Zapis do pliku tekstowego posortowanej macierzy, najwyższych wartości spod diagonali głównej oraz iloczynu tych wartości.</text:p>
      <text:h text:style-name="Heading_20_3" text:outline-level="3"><text:soft-page-break/>Funkcja createName()</text:h>
      <text:h text:style-name="P35" text:outline-level="4">Prototyp</text:h>
      <text:p text:style-name="CodeC"><text:span text:style-name="_5f_OOoComputerKeyWord">void</text:span> <text:span text:style-name="_5f_OOoComputerIdent">createName</text:span><text:span text:style-name="_5f_OOoComputerSpecial">(</text:span><text:span text:style-name="_5f_OOoComputerKeyWord">char</text:span> <text:span text:style-name="_5f_OOoComputerIdent">filename</text:span><text:span text:style-name="_5f_OOoComputerSpecial">[]);</text:span></text:p>
      <text:h text:style-name="P35" text:outline-level="4">Parametry</text:h>
      <text:p text:style-name="P26">Tablica znaków</text:p>
      <text:h text:style-name="P35" text:outline-level="4">Działanie</text:h>
      <text:p text:style-name="P26">Pobiera czas systemowy i przechowuje w zmiennej timer. Zamienia za pomocą sprintf() do postaci napisu, który zapisuje do zmiennej z parametru. Dopisuje funkcją strcat() rozszerzenie „.txt”.</text:p>
      <text:h text:style-name="P35" text:outline-level="4">Efekt</text:h>
      <text:p text:style-name="P27">Wygenerowanie nazwy dla pliku tekstowego na podstawie czasu systemowego.</text:p>
      <text:h text:style-name="Heading_20_2" text:outline-level="2">Plik addOns.h</text:h>
      <text:p text:style-name="P28">Plik skupia odniesienia do wszystkich powyższych plików bibliotecznych. Dodany do pliku wp_smoter_r_5.c dołącza funkcjonalności tych plików.</text:p>
      <text:h text:style-name="P32" text:outline-level="1"><text:bookmark-start text:name="__RefHeading___Toc2666_4068231033"/>Wnioski<text:bookmark-end text:name="__RefHeading___Toc2666_4068231033"/></text:h>
      <text:p text:style-name="P29">Na podstawie ręcznych obliczeń <text:span text:style-name="T11">oraz przekształceń w łatwy sposób można stwierdzić poprawność uzyskanych wyników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Ubuntu2" svg:font-family="Ubuntu" style:font-adornments="Bold" style:font-pitch="variable"/>
    <style:font-face style:name="Ubuntu3" svg:font-family="Ubuntu" style:font-adornments="Italic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/>
      <style:text-properties style:font-name="Ubuntu2" fo:font-family="Ubuntu" style:font-style-name="Bold" style:font-pitch="variable" fo:font-size="11pt" fo:font-weight="normal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3" fo:font-family="Ubuntu" style:font-style-name="Italic" style:font-pitch="variable" fo:font-size="130%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3" fo:font-family="Ubuntu" style:font-style-name="Italic" style:font-pitch="variable" fo:font-size="115%" fo:font-style="norma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1" fo:font-family="Ubuntu" style:font-style-name="Regular" style:font-pitch="variable"/>
    </style:style>
    <style:style style:name="CodeC" style:family="paragraph" style:parent-style-name="Text_20_body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style:font-name="Ubuntu Mono" fo:font-family="'Ubuntu Mono'" style:font-style-name="Regular" style:font-pitch="fixe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Ubuntu2" fo:font-family="Ubuntu" style:font-style-name="Bold" style:font-pitch="variable"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Ubuntu2" fo:font-family="Ubuntu" style:font-style-name="Bold" style:font-pitch="variable" fo:font-size="9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listStyle" style:family="paragraph" style:parent-style-name="List_20_1">
      <style:paragraph-properties fo:margin-top="0cm" fo:margin-bottom="0cm" style:contextual-spacing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OoComputerCode" style:family="text">
      <style:text-properties fo:color="#000000" loext:opacity="100%" style:font-name="Ubuntu Mono1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07d8e" officeooo:paragraph-rsid="00107d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Kraków 2021</text:p>
      </style:footer>
    </style:master-page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1T19:44:27.901117055</meta:creation-date>
    <dc:date>2021-11-01T16:18:02.744585739</dc:date>
    <meta:editing-duration>PT4H47M33S</meta:editing-duration>
    <meta:editing-cycles>44</meta:editing-cycles>
    <meta:generator>LibreOffice/7.1.6.2$Linux_X86_64 LibreOffice_project/0e133318fcee89abacd6a7d077e292f1145735c3</meta:generator>
    <meta:document-statistic meta:table-count="1" meta:image-count="0" meta:object-count="10" meta:page-count="15" meta:paragraph-count="391" meta:word-count="1766" meta:character-count="12058" meta:non-whitespace-character-count="9975"/>
  </office:meta>
</office:document-meta>
</file>

<file path=Object 1/content.xml><?xml version="1.0" encoding="utf-8"?>
<math xmlns="http://www.w3.org/1998/Math/MathML" display="block">
  <semantics>
    <mrow>
      <mrow>
        <mi>A</mi>
        <mo stretchy="false">=</mo>
        <mo stretchy="false">{</mo>
      </mrow>
      <msub>
        <mi>a</mi>
        <mrow>
          <mi>i</mi>
          <mi>,</mi>
          <mi>j</mi>
        </mrow>
      </msub>
      <mo stretchy="false">}</mo>
    </mrow>
    <annotation encoding="StarMath 5.0">A = \{ a_{i,j} \}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sub>
                <mi>f</mi>
                <mi>i</mi>
              </msub>
              <mrow>
                <mo fence="true" form="prefix" stretchy="false">(</mo>
                <mrow>
                  <msub>
                    <mi>a</mi>
                    <mrow>
                      <mi>i</mi>
                      <mi>,</mi>
                      <mi>j</mi>
                    </mrow>
                  </msub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row>
          <mo stretchy="false">∏</mo>
          <msub>
            <mi>f</mi>
            <mi>i</mi>
          </msub>
        </mrow>
      </mrow>
      <mrow>
        <mo fence="true" form="prefix" stretchy="false">(</mo>
        <mrow>
          <msub>
            <mi>a</mi>
            <mrow>
              <mi>i</mi>
              <mi>,</mi>
              <mi>j</mi>
            </mrow>
          </msub>
        </mrow>
        <mo fence="true" form="postfix" stretchy="false">)</mo>
      </mrow>
    </mrow>
    <annotation encoding="StarMath 5.0">F( f_i (a_{i,j}) ) = prod f_i (a_{i,j}) </annotation>
  </semantics>
</math>
</file>

<file path=Object 2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f</mi>
              <mi>i</mi>
            </msub>
            <mrow>
              <mo fence="true" form="prefix" stretchy="false">(</mo>
              <mrow>
                <msub>
                  <mi>a</mi>
                  <mrow>
                    <mi>i</mi>
                    <mi>,</mi>
                    <mi>j</mi>
                  </mrow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F( f_i (a_{i,j}) )</annotation>
  </semantics>
</math>
</file>

<file path=Object 3/content.xml><?xml version="1.0" encoding="utf-8"?>
<math xmlns="http://www.w3.org/1998/Math/MathML" display="block">
  <semantics>
    <mrow>
      <msub>
        <mi>f</mi>
        <mi>i</mi>
      </msub>
      <mrow>
        <mo fence="true" form="prefix" stretchy="false">(</mo>
        <mrow>
          <msub>
            <mi>a</mi>
            <mrow>
              <mi>i</mi>
              <mi>,</mi>
              <mi>j</mi>
            </mrow>
          </msub>
        </mrow>
        <mo fence="true" form="postfix" stretchy="false">)</mo>
      </mrow>
    </mrow>
    <annotation encoding="StarMath 5.0">f_i ( a_{i,j} )</annotation>
  </semantics>
</math>
</file>

<file path=Object 4/content.xml><?xml version="1.0" encoding="utf-8"?>
<math xmlns="http://www.w3.org/1998/Math/MathML" display="block">
  <semantics>
    <mrow>
      <mrow>
        <mi>A</mi>
        <mo stretchy="false">=</mo>
        <mo stretchy="false">{</mo>
      </mrow>
      <msub>
        <mi>a</mi>
        <mrow>
          <mi>i</mi>
          <mi>,</mi>
          <mi>j</mi>
        </mrow>
      </msub>
      <mo stretchy="false">}</mo>
    </mrow>
    <annotation encoding="StarMath 5.0">A = \{ a_{i,j} \}</annotation>
  </semantics>
</math>
</file>

<file path=Object 5/content.xml><?xml version="1.0" encoding="utf-8"?>
<math xmlns="http://www.w3.org/1998/Math/MathML" display="block">
  <semantics>
    <mrow>
      <msub>
        <mi>f</mi>
        <mi>i</mi>
      </msub>
      <mrow>
        <mo fence="true" form="prefix" stretchy="false">(</mo>
        <mrow>
          <msub>
            <mi>a</mi>
            <mrow>
              <mi>i</mi>
              <mi>,</mi>
              <mi>j</mi>
            </mrow>
          </msub>
        </mrow>
        <mo fence="true" form="postfix" stretchy="false">)</mo>
      </mrow>
    </mrow>
    <annotation encoding="StarMath 5.0">f_i ( a_{i,j} )</annotation>
  </semantics>
</math>
</file>

<file path=Object 6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f</mi>
              <mi>i</mi>
            </msub>
            <mrow>
              <mo fence="true" form="prefix" stretchy="false">(</mo>
              <mrow>
                <msub>
                  <mi>a</mi>
                  <mrow>
                    <mi>i</mi>
                    <mi>,</mi>
                    <mi>j</mi>
                  </mrow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F( f_i (a_{i,j}) )</annotation>
  </semantics>
</math>
</file>

<file path=Object 7/content.xml><?xml version="1.0" encoding="utf-8"?>
<math xmlns="http://www.w3.org/1998/Math/MathML" display="block">
  <semantics>
    <mrow>
      <msub>
        <mi>f</mi>
        <mi>i</mi>
      </msub>
      <mrow>
        <mo fence="true" form="prefix" stretchy="false">(</mo>
        <mrow>
          <msub>
            <mi>a</mi>
            <mrow>
              <mi>i</mi>
              <mi>,</mi>
              <mi>j</mi>
            </mrow>
          </msub>
        </mrow>
        <mo fence="true" form="postfix" stretchy="false">)</mo>
      </mrow>
    </mrow>
    <annotation encoding="StarMath 5.0">f_i ( a_{i,j} )</annotation>
  </semantics>
</math>
</file>

<file path=Object 8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f</mi>
              <mi>i</mi>
            </msub>
            <mrow>
              <mo fence="true" form="prefix" stretchy="false">(</mo>
              <mrow>
                <msub>
                  <mi>a</mi>
                  <mrow>
                    <mi>i</mi>
                    <mi>,</mi>
                    <mi>j</mi>
                  </mrow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F( f_i (a_{i,j}) )</annotation>
  </semantics>
</math>
</file>

<file path=Object 9/content.xml><?xml version="1.0" encoding="utf-8"?>
<math xmlns="http://www.w3.org/1998/Math/MathML" display="block">
  <semantics>
    <mrow>
      <msub>
        <mi>f</mi>
        <mi>i</mi>
      </msub>
      <mrow>
        <mo fence="true" form="prefix" stretchy="false">(</mo>
        <mrow>
          <msub>
            <mi>a</mi>
            <mrow>
              <mi>i</mi>
              <mi>,</mi>
              <mi>j</mi>
            </mrow>
          </msub>
        </mrow>
        <mo fence="true" form="postfix" stretchy="false">)</mo>
      </mrow>
    </mrow>
    <annotation encoding="StarMath 5.0">f_i ( a_{i,j} )</annotation>
  </semantics>
</math>
</file>